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mily-generic="system" style:font-pitch="variable" style:font-charset="x-symbol"/>
    <style:font-face style:name="OpenSymbol" svg:font-family="OpenSymbol"/>
    <style:font-face style:name="Verdana" svg:font-family="Verdana, 'Lucida Grande', Lucida, Helvetica, Arial, sans-serif"/>
    <style:font-face style:name="Palatino Linotype" svg:font-family="'Palatino Linotype', 'Palatino Linotype'" style:font-family-generic="roman"/>
    <style:font-face style:name="Courier New" svg:font-family="'Courier New'"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automatic-styles>
    <style:style style:name="Table1" style:family="table">
      <style:table-properties style:width="15.683cm" fo:margin-left="1.081cm" fo:margin-right="0.663cm" table:align="margins"/>
    </style:style>
    <style:style style:name="Table1.A" style:family="table-column">
      <style:table-column-properties style:column-width="4.364cm" style:rel-column-width="18235*"/>
    </style:style>
    <style:style style:name="Table1.B" style:family="table-column">
      <style:table-column-properties style:column-width="11.319cm" style:rel-column-width="47300*"/>
    </style:style>
    <style:style style:name="Table1.A1" style:family="table-cell">
      <style:table-cell-properties fo:padding="0.097cm" fo:border="none"/>
    </style:style>
    <style:style style:name="Table2" style:family="table">
      <style:table-properties style:width="15.683cm" fo:margin-left="1.081cm" fo:margin-right="0.663cm" table:align="margins"/>
    </style:style>
    <style:style style:name="Table2.A" style:family="table-column">
      <style:table-column-properties style:column-width="4.364cm" style:rel-column-width="18235*"/>
    </style:style>
    <style:style style:name="Table2.B" style:family="table-column">
      <style:table-column-properties style:column-width="11.319cm" style:rel-column-width="47300*"/>
    </style:style>
    <style:style style:name="Table2.A1" style:family="table-cell">
      <style:table-cell-properties fo:padding="0.097cm" fo:border="none"/>
    </style:style>
    <style:style style:name="Table3" style:family="table">
      <style:table-properties style:width="15.683cm" fo:margin-left="1.081cm" fo:margin-right="0.663cm" table:align="margins"/>
    </style:style>
    <style:style style:name="Table3.A" style:family="table-column">
      <style:table-column-properties style:column-width="4.364cm" style:rel-column-width="18235*"/>
    </style:style>
    <style:style style:name="Table3.B" style:family="table-column">
      <style:table-column-properties style:column-width="11.319cm" style:rel-column-width="47300*"/>
    </style:style>
    <style:style style:name="Table3.A1" style:family="table-cell">
      <style:table-cell-properties fo:padding="0.097cm" fo:border="none"/>
    </style:style>
    <style:style style:name="Table4" style:family="table">
      <style:table-properties style:width="12.92cm" fo:margin-left="1.293cm" fo:margin-right="3.214cm" table:align="margins"/>
    </style:style>
    <style:style style:name="Table4.A" style:family="table-column">
      <style:table-column-properties style:column-width="3.149cm" style:rel-column-width="15969*"/>
    </style:style>
    <style:style style:name="Table4.B" style:family="table-column">
      <style:table-column-properties style:column-width="9.772cm" style:rel-column-width="49566*"/>
    </style:style>
    <style:style style:name="Table4.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Courier New"/>
    </style:style>
    <style:style style:name="P3" style:family="paragraph" style:parent-style-name="Standard">
      <style:text-properties style:font-name="Courier New" fo:font-size="8pt" style:font-size-asian="8pt" style:font-size-complex="8pt"/>
    </style:style>
    <style:style style:name="P4" style:family="paragraph" style:parent-style-name="Standard">
      <style:text-properties style:font-name="Courier New" fo:font-size="8pt" fo:font-style="normal" fo:font-weight="normal" style:font-size-asian="8pt" style:font-size-complex="8pt"/>
    </style:style>
    <style:style style:name="P5" style:family="paragraph" style:parent-style-name="Standard">
      <style:paragraph-properties fo:text-align="center" style:justify-single-word="false"/>
      <style:text-properties style:font-name="Courier New" fo:font-size="26pt" style:font-size-asian="26pt" style:font-size-complex="26pt"/>
    </style:style>
    <style:style style:name="P6" style:family="paragraph" style:parent-style-name="Standard">
      <style:text-properties style:font-name="Courier New" fo:font-size="10pt" style:font-size-asian="10pt" style:font-size-complex="10pt"/>
    </style:style>
    <style:style style:name="P7" style:family="paragraph" style:parent-style-name="Standard">
      <style:paragraph-properties fo:text-align="center" style:justify-single-word="false"/>
      <style:text-properties fo:font-size="26pt" style:font-size-asian="26pt" style:font-size-complex="26pt"/>
    </style:style>
    <style:style style:name="P8" style:family="paragraph" style:parent-style-name="Standard">
      <style:paragraph-properties fo:text-align="center" style:justify-single-word="false"/>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8pt" style:font-size-asian="8pt" style:font-size-complex="8pt"/>
    </style:style>
    <style:style style:name="P11" style:family="paragraph" style:parent-style-name="Standard">
      <style:paragraph-properties fo:text-align="center" style:justify-single-word="false" fo:break-before="page"/>
      <style:text-properties fo:font-size="26pt" style:font-size-asian="26pt" style:font-size-complex="26pt"/>
    </style:style>
    <style:style style:name="P12" style:family="paragraph" style:parent-style-name="Standard">
      <style:paragraph-properties fo:margin-left="0cm" fo:margin-right="0cm" fo:margin-top="0cm" fo:margin-bottom="0cm" style:line-height-at-least="0.503cm" fo:text-align="justify" style:justify-single-word="false" fo:orphans="2" fo:widows="2" fo:text-indent="0cm" style:auto-text-indent="false" fo:padding="0cm" fo:border="none">
        <style:tab-stops>
          <style:tab-stop style:position="0.773cm"/>
          <style:tab-stop style:position="1.873cm"/>
          <style:tab-stop style:position="2.743cm"/>
        </style:tab-stops>
      </style:paragraph-properties>
      <style:text-properties style:font-name="Times New Roman" fo:font-size="10pt" fo:font-weight="normal" style:font-size-asian="10pt" style:font-weight-asian="normal" style:font-size-complex="10pt" style:font-weight-complex="normal"/>
    </style:style>
    <style:style style:name="P13" style:family="paragraph" style:parent-style-name="Standard">
      <style:paragraph-properties fo:margin-left="0cm" fo:margin-right="0cm" fo:margin-top="0cm" fo:margin-bottom="0cm" style:line-height-at-least="0.503cm" fo:text-align="justify" style:justify-single-word="false" fo:orphans="2" fo:widows="2" fo:text-indent="0cm" style:auto-text-indent="false" fo:padding="0cm" fo:border="none">
        <style:tab-stops>
          <style:tab-stop style:position="0.561cm"/>
          <style:tab-stop style:position="1.332cm"/>
          <style:tab-stop style:position="2.009cm"/>
        </style:tab-stops>
      </style:paragraph-properties>
      <style:text-properties style:font-name="Times New Roman" fo:font-size="10pt" fo:font-weight="normal" style:font-size-asian="10pt" style:font-weight-asian="normal" style:font-size-complex="10pt" style:font-weight-complex="normal"/>
    </style:style>
    <style:style style:name="P14" style:family="paragraph" style:parent-style-name="Preformatted_20_Text">
      <style:paragraph-properties fo:margin-left="0cm" fo:margin-right="0cm" fo:margin-top="0cm" fo:margin-bottom="0cm" fo:line-height="100%" fo:text-align="justify" style:justify-single-word="false" fo:orphans="2" fo:widows="2" fo:text-indent="0cm" style:auto-text-indent="false" fo:padding="0cm" fo:border="none"/>
      <style:text-properties fo:font-variant="normal" fo:text-transform="none" fo:color="#333333" style:font-name="Times New Roman" fo:font-size="10pt" fo:letter-spacing="normal" fo:font-style="normal" fo:font-weight="normal" style:font-size-asian="10pt" style:font-size-complex="10pt"/>
    </style:style>
    <style:style style:name="P15" style:family="paragraph" style:parent-style-name="Text_20_body">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16" style:family="paragraph" style:parent-style-name="Text_20_body">
      <style:paragraph-properties fo:margin-left="0cm" fo:margin-right="0cm" fo:margin-top="0cm" fo:margin-bottom="0cm" style:line-height-at-least="0.503cm" fo:text-align="justify" style:justify-single-word="false" fo:orphans="2" fo:widows="2" fo:text-indent="0cm" style:auto-text-indent="false" fo:padding="0cm" fo:border="none">
        <style:tab-stops>
          <style:tab-stop style:position="0.773cm"/>
          <style:tab-stop style:position="1.873cm"/>
          <style:tab-stop style:position="2.743cm"/>
        </style:tab-stops>
      </style:paragraph-properties>
    </style:style>
    <style:style style:name="P17" style:family="paragraph" style:parent-style-name="Text_20_body">
      <style:paragraph-properties fo:margin-left="0cm" fo:margin-right="0cm" fo:margin-top="0cm" fo:margin-bottom="0cm" style:line-height-at-least="0.503cm" fo:text-align="justify" style:justify-single-word="false" fo:orphans="2" fo:widows="2" fo:text-indent="0cm" style:auto-text-indent="false" fo:padding="0cm" fo:border="none">
        <style:tab-stops>
          <style:tab-stop style:position="0.561cm"/>
          <style:tab-stop style:position="1.332cm"/>
          <style:tab-stop style:position="2.009cm"/>
        </style:tab-stops>
      </style:paragraph-properties>
      <style:text-properties style:font-name="Times New Roman" fo:font-size="10pt" fo:font-weight="normal" style:font-size-asian="10pt" style:font-weight-asian="normal" style:font-size-complex="10pt" style:font-weight-complex="normal"/>
    </style:style>
    <style:style style:name="P18" style:family="paragraph" style:parent-style-name="Text_20_body">
      <style:paragraph-properties fo:margin-left="0cm" fo:margin-right="0cm" fo:margin-top="0cm" fo:margin-bottom="0cm" style:line-height-at-least="0.503cm" fo:text-align="justify" style:justify-single-word="false" fo:orphans="2" fo:widows="2" fo:text-indent="0cm" style:auto-text-indent="false" fo:padding="0cm" fo:border="none">
        <style:tab-stops>
          <style:tab-stop style:position="0.773cm"/>
          <style:tab-stop style:position="1.873cm"/>
          <style:tab-stop style:position="2.743cm"/>
        </style:tab-stops>
      </style:paragraph-properties>
      <style:text-properties style:font-name="Times New Roman" fo:font-size="10pt" fo:font-weight="normal" style:font-size-asian="10pt" style:font-weight-asian="normal" style:font-size-complex="10pt" style:font-weight-complex="normal"/>
    </style:style>
    <style:style style:name="P19" style:family="paragraph" style:parent-style-name="Text_20_body">
      <style:paragraph-properties fo:margin-left="0cm" fo:margin-right="0cm" fo:margin-top="0cm" fo:margin-bottom="0cm" style:line-height-at-least="0.503cm" fo:text-align="justify" style:justify-single-word="false" fo:orphans="2" fo:widows="2" fo:text-indent="0cm" style:auto-text-indent="false" fo:padding="0cm" fo:border="none"/>
      <style:text-properties fo:font-variant="normal" fo:text-transform="none" fo:color="#333333" style:font-name="Times New Roman" fo:font-size="10pt" fo:letter-spacing="normal" fo:font-style="normal" fo:font-weight="normal" style:font-size-asian="10pt" style:font-size-complex="10pt"/>
    </style:style>
    <style:style style:name="P20" style:family="paragraph" style:parent-style-name="Text_20_body">
      <style:paragraph-properties fo:margin-left="0cm" fo:margin-right="0cm" fo:margin-top="0cm" fo:margin-bottom="0cm" style:line-height-at-least="0.503cm" fo:text-align="justify" style:justify-single-word="false" fo:orphans="2" fo:widows="2" fo:text-indent="0cm" style:auto-text-indent="false" fo:padding="0cm" fo:border="none"/>
      <style:text-properties fo:font-variant="normal" fo:text-transform="none" fo:color="#333333" style:font-name="Verdana" fo:font-size="8.25pt" fo:letter-spacing="normal" fo:font-style="normal" fo:font-weight="normal" style:font-size-asian="10pt" style:font-size-complex="10pt"/>
    </style:style>
    <style:style style:name="P21" style:family="paragraph" style:parent-style-name="Text_20_body">
      <style:paragraph-properties fo:margin-left="0cm" fo:margin-right="0cm" fo:margin-top="0cm" fo:margin-bottom="0.21cm" fo:text-indent="0cm" style:auto-text-indent="false" fo:keep-with-next="always">
        <style:tab-stops>
          <style:tab-stop style:position="0.561cm"/>
          <style:tab-stop style:position="1.332cm"/>
          <style:tab-stop style:position="2.009cm"/>
        </style:tab-stops>
      </style:paragraph-properties>
      <style:text-properties style:font-name="Times New Roman" fo:font-size="10pt" fo:font-weight="normal" style:font-size-asian="10pt" style:font-weight-asian="normal" style:font-size-complex="10pt" style:font-weight-complex="normal"/>
    </style:style>
    <style:style style:name="P22" style:family="paragraph" style:parent-style-name="Text_20_body">
      <style:paragraph-properties fo:margin-left="0cm" fo:margin-right="0cm" fo:margin-top="0cm" fo:margin-bottom="0.21cm" fo:text-indent="0cm" style:auto-text-indent="false">
        <style:tab-stops>
          <style:tab-stop style:position="0.561cm"/>
          <style:tab-stop style:position="1.332cm"/>
          <style:tab-stop style:position="2.009cm"/>
        </style:tab-stops>
      </style:paragraph-properties>
      <style:text-properties style:font-name="Times New Roman" fo:font-size="10pt" fo:font-weight="normal" style:font-size-asian="10pt" style:font-weight-asian="normal" style:font-size-complex="10pt" style:font-weight-complex="normal"/>
    </style:style>
    <style:style style:name="P23" style:family="paragraph" style:parent-style-name="Text_20_body">
      <style:paragraph-properties fo:margin-left="0cm" fo:margin-right="0cm" fo:margin-top="0cm" fo:margin-bottom="0.21cm" fo:text-indent="0cm" style:auto-text-indent="false">
        <style:tab-stops>
          <style:tab-stop style:position="0.773cm"/>
          <style:tab-stop style:position="1.39cm"/>
          <style:tab-stop style:position="1.873cm"/>
        </style:tab-stops>
      </style:paragraph-properties>
      <style:text-properties style:font-name="Times New Roman" fo:font-size="10pt" fo:font-weight="normal" style:font-size-asian="10pt" style:font-weight-asian="normal" style:font-size-complex="10pt" style:font-weight-complex="normal"/>
    </style:style>
    <style:style style:name="P24" style:family="paragraph" style:parent-style-name="Text_20_body">
      <style:paragraph-properties fo:margin-left="0cm" fo:margin-right="0cm" fo:margin-top="0cm" fo:margin-bottom="0.21cm" fo:text-align="justify" style:justify-single-word="false" fo:text-indent="0cm" style:auto-text-indent="false">
        <style:tab-stops>
          <style:tab-stop style:position="0.773cm"/>
          <style:tab-stop style:position="1.39cm"/>
          <style:tab-stop style:position="1.873cm"/>
        </style:tab-stops>
      </style:paragraph-properties>
      <style:text-properties style:font-name="Times New Roman" fo:font-size="10pt" fo:font-weight="normal" style:font-size-asian="10pt" style:font-weight-asian="normal" style:font-size-complex="10pt" style:font-weight-complex="normal"/>
    </style:style>
    <style:style style:name="P25" style:family="paragraph" style:parent-style-name="Text_20_body">
      <style:paragraph-properties fo:margin-left="0cm" fo:margin-right="0cm" fo:margin-top="0cm" fo:margin-bottom="0.21cm" fo:text-indent="0cm" style:auto-text-indent="false">
        <style:tab-stops>
          <style:tab-stop style:position="0.561cm"/>
          <style:tab-stop style:position="1.332cm"/>
          <style:tab-stop style:position="2.009cm"/>
        </style:tab-stops>
      </style:paragraph-properties>
      <style:text-properties fo:font-variant="normal" fo:text-transform="none" fo:color="#333333" style:font-name="Times New Roman" fo:font-size="10pt" fo:letter-spacing="normal" fo:font-style="normal" fo:font-weight="normal" style:font-size-asian="10pt" style:font-weight-asian="normal" style:font-size-complex="10pt" style:font-weight-complex="normal"/>
    </style:style>
    <style:style style:name="P26" style:family="paragraph" style:parent-style-name="Text_20_body">
      <style:paragraph-properties fo:margin-left="0cm" fo:margin-right="0cm" fo:margin-top="0cm" fo:margin-bottom="0.21cm" fo:text-indent="0cm" style:auto-text-indent="false" fo:break-before="page">
        <style:tab-stops>
          <style:tab-stop style:position="0.773cm"/>
          <style:tab-stop style:position="1.39cm"/>
          <style:tab-stop style:position="1.873cm"/>
        </style:tab-stops>
      </style:paragraph-properties>
    </style:style>
    <style:style style:name="P27" style:family="paragraph" style:parent-style-name="Text_20_body">
      <style:paragraph-properties fo:margin-left="0cm" fo:margin-right="0cm" fo:margin-top="0cm" fo:margin-bottom="0.21cm" fo:text-indent="0cm" style:auto-text-indent="false" fo:break-before="page">
        <style:tab-stops>
          <style:tab-stop style:position="0.561cm"/>
          <style:tab-stop style:position="1.332cm"/>
          <style:tab-stop style:position="2.009cm"/>
        </style:tab-stops>
      </style:paragraph-properties>
      <style:text-properties fo:font-variant="normal" fo:text-transform="none" fo:color="#333333" style:font-name="Times New Roman" fo:font-size="10pt" fo:letter-spacing="normal" fo:font-style="normal" fo:font-weight="normal" style:font-size-asian="10pt" style:font-weight-asian="normal" style:font-size-complex="10pt" style:font-weight-complex="normal"/>
    </style:style>
    <style:style style:name="P28" style:family="paragraph" style:parent-style-name="Text_20_body">
      <style:paragraph-properties fo:margin-left="0cm" fo:margin-right="0cm" fo:text-indent="0cm" style:auto-text-indent="false" fo:padding="0cm" fo:border="none">
        <style:tab-stops>
          <style:tab-stop style:position="0.561cm"/>
          <style:tab-stop style:position="1.332cm"/>
          <style:tab-stop style:position="2.009cm"/>
        </style:tab-stops>
      </style:paragraph-properties>
    </style:style>
    <style:style style:name="P29" style:family="paragraph" style:parent-style-name="Standard">
      <style:paragraph-properties fo:margin-left="0cm" fo:margin-right="0cm" fo:margin-top="0.199cm" fo:margin-bottom="0cm" fo:text-align="justify" style:justify-single-word="false" fo:text-indent="0.199cm" style:auto-text-indent="false">
        <style:tab-stops>
          <style:tab-stop style:position="0.773cm"/>
          <style:tab-stop style:position="1.873cm"/>
          <style:tab-stop style:position="2.743cm"/>
        </style:tab-stops>
      </style:paragraph-properties>
      <style:text-properties style:font-name="Times New Roman" fo:font-size="10pt" fo:font-weight="normal" style:font-size-asian="10pt" style:font-weight-asian="normal" style:font-size-complex="10pt" style:font-weight-complex="normal"/>
    </style:style>
    <style:style style:name="P30" style:family="paragraph" style:parent-style-name="Standard">
      <style:paragraph-properties fo:margin-left="0cm" fo:margin-right="0cm" fo:margin-top="0.199cm" fo:margin-bottom="0cm" fo:text-align="justify" style:justify-single-word="false" fo:text-indent="0.199cm" style:auto-text-indent="false">
        <style:tab-stops>
          <style:tab-stop style:position="0.773cm"/>
          <style:tab-stop style:position="1.873cm"/>
          <style:tab-stop style:position="2.743cm"/>
        </style:tab-stops>
      </style:paragraph-properties>
    </style:style>
    <style:style style:name="P31" style:family="paragraph" style:parent-style-name="Standard">
      <style:paragraph-properties fo:margin-left="0cm" fo:margin-right="0cm" fo:margin-top="0.199cm" fo:margin-bottom="0cm" fo:text-align="justify" style:justify-single-word="false" fo:text-indent="0.199cm" style:auto-text-indent="false"/>
      <style:text-properties fo:font-size="10pt" style:font-size-asian="10pt" style:font-size-complex="10pt"/>
    </style:style>
    <style:style style:name="P32" style:family="paragraph" style:parent-style-name="Preformatted_20_Text">
      <style:paragraph-properties fo:margin-top="0cm" fo:margin-bottom="0cm" fo:line-height="100%" fo:text-align="justify" style:justify-single-word="false" fo:orphans="2" fo:widows="2" fo:background-color="#f7f9fa" fo:padding="0cm" fo:border="none">
        <style:background-image/>
      </style:paragraph-properties>
      <style:text-properties fo:font-variant="normal" fo:text-transform="none" fo:color="#333333" style:font-name="Times New Roman" fo:letter-spacing="normal" fo:font-style="normal" fo:font-weight="normal"/>
    </style:style>
    <style:style style:name="P33" style:family="paragraph" style:parent-style-name="Preformatted_20_Text">
      <style:paragraph-properties fo:margin-top="0cm" fo:margin-bottom="0cm" fo:line-height="100%" fo:text-align="justify" style:justify-single-word="false" fo:orphans="2" fo:widows="2" fo:background-color="#f7f9fa" fo:padding="0cm" fo:border="none">
        <style:background-image/>
      </style:paragraph-properties>
      <style:text-properties fo:font-variant="normal" fo:text-transform="none" fo:color="#333333" style:font-name="Times New Roman" fo:font-size="10pt" fo:letter-spacing="normal" fo:font-style="normal" fo:font-weight="normal" style:font-size-asian="10pt" style:font-size-complex="10pt"/>
    </style:style>
    <style:style style:name="P34" style:family="paragraph" style:parent-style-name="Table_20_Contents">
      <style:paragraph-properties fo:margin-top="0cm" fo:margin-bottom="0cm" fo:line-height="100%" fo:text-align="justify" style:justify-single-word="false"/>
      <style:text-properties style:font-name="Times New Roman" fo:font-size="10pt" fo:font-style="italic" style:font-size-asian="10pt" style:font-style-asian="italic" style:font-size-complex="10pt" style:font-style-complex="italic"/>
    </style:style>
    <style:style style:name="P35" style:family="paragraph" style:parent-style-name="Chunk">
      <style:paragraph-properties fo:margin-top="0.212cm" fo:margin-bottom="0.212cm" text:number-lines="false" text:line-number="0"/>
      <style:text-properties style:font-name="Arial"/>
    </style:style>
    <style:style style:name="P36" style:family="paragraph" style:parent-style-name="Standard">
      <style:paragraph-properties fo:margin-left="-1.251cm" fo:margin-right="0cm" fo:margin-top="0.199cm" fo:margin-bottom="0cm" fo:text-align="justify" style:justify-single-word="false" fo:text-indent="0.199cm" style:auto-text-indent="false">
        <style:tab-stops>
          <style:tab-stop style:position="0.773cm"/>
          <style:tab-stop style:position="1.873cm"/>
          <style:tab-stop style:position="2.743cm"/>
        </style:tab-stops>
      </style:paragraph-properties>
      <style:text-properties fo:font-variant="normal" fo:text-transform="none" fo:color="#333333" style:font-name="Times New Roman" fo:font-size="10pt" fo:letter-spacing="normal" fo:font-style="normal" fo:font-weight="normal" fo:background-color="transparent" style:font-size-asian="10pt" style:font-weight-asian="normal" style:font-size-complex="10pt" style:font-weight-complex="normal"/>
    </style:style>
    <style:style style:name="P37" style:family="paragraph" style:parent-style-name="Chunk">
      <style:text-properties style:font-name="Arial" fo:font-size="10pt" style:font-size-asian="10pt" style:font-size-complex="10pt"/>
    </style:style>
    <style:style style:name="P38" style:family="paragraph" style:parent-style-name="Contents_20_1">
      <style:paragraph-properties>
        <style:tab-stops>
          <style:tab-stop style:position="17.427cm" style:type="right" style:leader-style="dotted" style:leader-text="."/>
        </style:tab-stops>
      </style:paragraph-properties>
    </style:style>
    <style:style style:name="P39" style:family="paragraph" style:parent-style-name="Preformatted_20_Text">
      <style:paragraph-properties fo:margin-top="0cm" fo:margin-bottom="0.212cm" style:line-height-at-least="0.503cm" fo:text-align="justify" style:justify-single-word="false" fo:orphans="2" fo:widows="2" fo:background-color="#f7f9fa" fo:padding="0cm" fo:border="none">
        <style:background-image/>
      </style:paragraph-properties>
      <style:text-properties fo:font-variant="normal" fo:text-transform="none" fo:color="#333333" fo:font-size="8pt" fo:letter-spacing="normal" style:font-size-asian="8pt" style:font-size-complex="8pt"/>
    </style:style>
    <style:style style:name="P40" style:family="paragraph" style:parent-style-name="Heading_20_1" style:list-style-name="L2">
      <style:paragraph-properties fo:margin-left="0cm" fo:margin-right="0cm" fo:margin-top="0cm" fo:margin-bottom="0.21cm" fo:text-indent="0cm" style:auto-text-indent="false" fo:keep-with-next="always">
        <style:tab-stops>
          <style:tab-stop style:position="0.773cm"/>
          <style:tab-stop style:position="1.873cm"/>
          <style:tab-stop style:position="2.743cm"/>
        </style:tab-stops>
      </style:paragraph-properties>
      <style:text-properties style:font-name="Times New Roman" fo:font-size="12pt" fo:font-weight="bold" style:font-size-asian="12pt" style:font-weight-asian="bold" style:font-size-complex="12pt" style:font-weight-complex="bold"/>
    </style:style>
    <style:style style:name="P41" style:family="paragraph" style:parent-style-name="Heading_20_1" style:list-style-name="L2">
      <style:paragraph-properties fo:margin-left="0cm" fo:margin-right="0cm" fo:margin-top="0cm" fo:margin-bottom="0.21cm" fo:text-indent="0cm" style:auto-text-indent="false" fo:keep-with-next="always">
        <style:tab-stops>
          <style:tab-stop style:position="0.773cm"/>
          <style:tab-stop style:position="1.873cm"/>
          <style:tab-stop style:position="2.743cm"/>
        </style:tab-stops>
      </style:paragraph-properties>
      <style:text-properties style:font-name="Times New Roman" fo:font-size="12pt" style:font-size-asian="12pt" style:font-size-complex="12pt"/>
    </style:style>
    <style:style style:name="P42" style:family="paragraph" style:parent-style-name="Heading_20_1">
      <style:paragraph-properties fo:margin-left="0cm" fo:margin-right="0cm" fo:margin-top="0cm" fo:margin-bottom="0.21cm" fo:text-indent="0cm" style:auto-text-indent="false" fo:keep-with-next="always">
        <style:tab-stops>
          <style:tab-stop style:position="0.561cm"/>
          <style:tab-stop style:position="1.332cm"/>
          <style:tab-stop style:position="2.009cm"/>
        </style:tab-stops>
      </style:paragraph-properties>
      <style:text-properties style:font-name="Times New Roman" fo:font-size="10pt" fo:font-weight="normal" style:font-size-asian="10pt" style:font-weight-asian="normal" style:font-size-complex="10pt" style:font-weight-complex="normal"/>
    </style:style>
    <style:style style:name="P43" style:family="paragraph" style:parent-style-name="Heading_20_1" style:list-style-name="L2">
      <style:paragraph-properties fo:margin-left="0cm" fo:margin-right="0cm" fo:margin-top="0cm" fo:margin-bottom="0.21cm" fo:text-indent="0cm" style:auto-text-indent="false" fo:keep-with-next="always">
        <style:tab-stops>
          <style:tab-stop style:position="0.561cm"/>
          <style:tab-stop style:position="1.332cm"/>
          <style:tab-stop style:position="2.009cm"/>
        </style:tab-stops>
      </style:paragraph-properties>
      <style:text-properties style:font-name="Times New Roman" fo:font-size="10pt" fo:font-weight="normal" style:font-size-asian="10pt" style:font-weight-asian="normal" style:font-size-complex="10pt" style:font-weight-complex="normal"/>
    </style:style>
    <style:style style:name="P44" style:family="paragraph" style:parent-style-name="Heading_20_1" style:list-style-name="L2">
      <style:paragraph-properties fo:margin-left="0cm" fo:margin-right="0cm" fo:margin-top="0cm" fo:margin-bottom="0.21cm" fo:text-indent="0cm" style:auto-text-indent="false" fo:keep-with-next="always">
        <style:tab-stops>
          <style:tab-stop style:position="0.773cm"/>
          <style:tab-stop style:position="1.39cm"/>
          <style:tab-stop style:position="1.873cm"/>
        </style:tab-stops>
      </style:paragraph-properties>
      <style:text-properties style:font-name="Times New Roman" fo:font-size="10pt" fo:font-weight="normal" style:font-size-asian="10pt" style:font-weight-asian="normal" style:font-size-complex="10pt" style:font-weight-complex="normal"/>
    </style:style>
    <style:style style:name="P45" style:family="paragraph" style:parent-style-name="Heading_20_1" style:list-style-name="L2">
      <style:paragraph-properties fo:margin-left="0cm" fo:margin-right="0cm" fo:margin-top="0cm" fo:margin-bottom="0.21cm" fo:text-indent="0cm" style:auto-text-indent="false" fo:keep-with-next="always">
        <style:tab-stops>
          <style:tab-stop style:position="0.773cm"/>
          <style:tab-stop style:position="1.39cm"/>
          <style:tab-stop style:position="1.873cm"/>
        </style:tab-stops>
      </style:paragraph-properties>
    </style:style>
    <style:style style:name="P46" style:family="paragraph" style:parent-style-name="Heading_20_1" style:list-style-name="L2">
      <style:paragraph-properties fo:margin-left="0cm" fo:margin-right="0cm" fo:margin-top="0cm" fo:margin-bottom="0.21cm" style:line-height-at-least="0.503cm" fo:text-align="justify" style:justify-single-word="false" fo:orphans="2" fo:widows="2" fo:text-indent="0cm" style:auto-text-indent="false" fo:padding="0cm" fo:border="none" fo:keep-with-next="always">
        <style:tab-stops>
          <style:tab-stop style:position="0.561cm"/>
          <style:tab-stop style:position="1.332cm"/>
          <style:tab-stop style:position="2.009cm"/>
        </style:tab-stops>
      </style:paragraph-properties>
      <style:text-properties fo:font-variant="normal" fo:text-transform="none" fo:color="#333333" style:font-name="Times New Roman" fo:font-size="10pt" fo:letter-spacing="normal" fo:font-style="normal" fo:font-weight="normal" style:font-size-asian="10pt" style:font-weight-asian="normal" style:font-size-complex="10pt" style:font-weight-complex="normal"/>
    </style:style>
    <style:style style:name="P47" style:family="paragraph" style:parent-style-name="Heading_20_1" style:list-style-name="L2">
      <style:paragraph-properties fo:margin-left="0cm" fo:margin-right="0cm" fo:margin-top="0cm" fo:margin-bottom="0.21cm" fo:text-indent="0cm" style:auto-text-indent="false" fo:padding="0cm" fo:border="none">
        <style:tab-stops>
          <style:tab-stop style:position="0.561cm"/>
          <style:tab-stop style:position="1.332cm"/>
          <style:tab-stop style:position="2.009cm"/>
        </style:tab-stops>
      </style:paragraph-properties>
      <style:text-properties style:font-name="Times New Roman" fo:font-size="10pt" fo:font-weight="normal" style:font-size-asian="10pt" style:font-weight-asian="normal" style:font-size-complex="10pt" style:font-weight-complex="normal"/>
    </style:style>
    <style:style style:name="P48" style:family="paragraph" style:parent-style-name="Heading_20_1">
      <style:paragraph-properties fo:margin-left="0cm" fo:margin-right="0cm" fo:margin-top="0cm" fo:margin-bottom="0.21cm" fo:text-indent="0cm" style:auto-text-indent="false">
        <style:tab-stops>
          <style:tab-stop style:position="0.561cm"/>
          <style:tab-stop style:position="1.332cm"/>
          <style:tab-stop style:position="2.009cm"/>
        </style:tab-stops>
      </style:paragraph-properties>
      <style:text-properties style:font-name="Times New Roman" fo:font-size="10pt" fo:font-weight="normal" style:font-size-asian="10pt" style:font-weight-asian="normal" style:font-size-complex="10pt" style:font-weight-complex="normal"/>
    </style:style>
    <style:style style:name="P49" style:family="paragraph" style:parent-style-name="Heading_20_1" style:list-style-name="L2">
      <style:paragraph-properties fo:margin-left="0cm" fo:margin-right="0cm" fo:margin-top="0cm" fo:margin-bottom="0.21cm" fo:text-indent="0cm" style:auto-text-indent="false">
        <style:tab-stops>
          <style:tab-stop style:position="0.561cm"/>
          <style:tab-stop style:position="1.332cm"/>
          <style:tab-stop style:position="2.009cm"/>
        </style:tab-stops>
      </style:paragraph-properties>
      <style:text-properties style:font-name="Times New Roman" fo:font-size="10pt" fo:font-weight="normal" style:font-size-asian="10pt" style:font-weight-asian="normal" style:font-size-complex="10pt" style:font-weight-complex="normal"/>
    </style:style>
    <style:style style:name="P50" style:family="paragraph" style:parent-style-name="Heading_20_1" style:list-style-name="L2">
      <style:paragraph-properties fo:margin-left="0cm" fo:margin-right="0cm" fo:margin-top="0cm" fo:margin-bottom="0.21cm" fo:text-indent="0cm" style:auto-text-indent="false">
        <style:tab-stops>
          <style:tab-stop style:position="0.773cm"/>
          <style:tab-stop style:position="1.39cm"/>
          <style:tab-stop style:position="1.873cm"/>
        </style:tab-stops>
      </style:paragraph-properties>
      <style:text-properties style:font-name="Times New Roman" fo:font-size="10pt" fo:font-weight="normal" style:font-size-asian="10pt" style:font-weight-asian="normal" style:font-size-complex="10pt" style:font-weight-complex="normal"/>
    </style:style>
    <style:style style:name="P51" style:family="paragraph" style:parent-style-name="Standard" style:master-page-name="MP0">
      <style:paragraph-properties style:page-number="auto" fo:break-before="page"/>
      <style:text-properties style:font-name="Courier New" fo:font-size="8pt" style:font-size-asian="8pt" style:font-size-complex="8pt"/>
    </style:style>
    <style:style style:name="P52" style:family="paragraph" style:parent-style-name="Standard" style:list-style-name="L1"/>
    <style:style style:name="P53" style:family="paragraph" style:parent-style-name="Standard">
      <style:text-properties style:font-name="Courier New"/>
    </style:style>
    <style:style style:name="P54" style:family="paragraph" style:parent-style-name="Standard">
      <style:text-properties style:font-name="Courier New" fo:font-size="8pt" style:font-size-asian="8pt" style:font-size-complex="8pt"/>
    </style:style>
    <style:style style:name="P55" style:family="paragraph" style:parent-style-name="Standard">
      <style:text-properties style:font-name="Courier New" fo:font-size="8pt" fo:font-style="normal" fo:font-weight="normal" style:font-size-asian="8pt" style:font-size-complex="8pt"/>
    </style:style>
    <style:style style:name="P56" style:family="paragraph" style:parent-style-name="Standard">
      <style:text-properties style:font-name="Courier New" fo:font-size="10pt" style:font-size-asian="10pt" style:font-size-complex="10pt"/>
    </style:style>
    <style:style style:name="P57" style:family="paragraph" style:parent-style-name="Standard" style:list-style-name="L3">
      <style:paragraph-properties fo:margin-left="-1.251cm" fo:margin-right="0cm" fo:margin-top="0.199cm" fo:margin-bottom="0cm" fo:text-align="justify" style:justify-single-word="false" fo:text-indent="0.199cm" style:auto-text-indent="false">
        <style:tab-stops>
          <style:tab-stop style:position="0.773cm"/>
          <style:tab-stop style:position="1.873cm"/>
          <style:tab-stop style:position="2.743cm"/>
        </style:tab-stops>
      </style:paragraph-properties>
    </style:style>
    <style:style style:name="P58" style:family="paragraph" style:parent-style-name="Standard" style:list-style-name="L3">
      <style:paragraph-properties fo:margin-left="0cm" fo:margin-right="0cm" fo:margin-top="0.199cm" fo:margin-bottom="0cm" fo:text-align="justify" style:justify-single-word="false" fo:text-indent="0cm" style:auto-text-indent="false">
        <style:tab-stops>
          <style:tab-stop style:position="0.773cm"/>
          <style:tab-stop style:position="1.873cm"/>
          <style:tab-stop style:position="2.743cm"/>
        </style:tab-stops>
      </style:paragraph-properties>
      <style:text-properties fo:font-variant="normal" fo:text-transform="none" fo:color="#333333" style:font-name="Times New Roman" fo:font-size="10pt" fo:letter-spacing="normal" fo:font-style="normal" fo:font-weight="normal" fo:background-color="transparent" style:font-size-asian="10pt" style:font-weight-asian="normal" style:font-size-complex="10pt" style:font-weight-complex="normal"/>
    </style:style>
    <style:style style:name="P59" style:family="paragraph" style:parent-style-name="Standard">
      <style:paragraph-properties fo:margin-left="0cm" fo:margin-right="0cm" fo:margin-top="0cm" fo:margin-bottom="0cm" style:line-height-at-least="0.503cm" fo:text-align="justify" style:justify-single-word="false" fo:orphans="2" fo:widows="2" fo:text-indent="0cm" style:auto-text-indent="false" fo:padding="0cm" fo:border="none">
        <style:tab-stops>
          <style:tab-stop style:position="0.773cm"/>
          <style:tab-stop style:position="1.873cm"/>
          <style:tab-stop style:position="2.743cm"/>
        </style:tab-stops>
      </style:paragraph-properties>
      <style:text-properties style:font-name="Courier New" fo:font-size="8pt" style:font-size-asian="8pt" style:font-size-complex="8pt"/>
    </style:style>
    <style:style style:name="P60" style:family="paragraph" style:parent-style-name="Standard" style:list-style-name="L3">
      <style:paragraph-properties fo:margin-left="-1.251cm" fo:margin-right="0cm" fo:margin-top="0.199cm" fo:margin-bottom="0cm" fo:text-align="justify" style:justify-single-word="false" fo:text-indent="0cm" style:auto-text-indent="false">
        <style:tab-stops>
          <style:tab-stop style:position="0.773cm"/>
          <style:tab-stop style:position="1.873cm"/>
          <style:tab-stop style:position="2.743cm"/>
        </style:tab-stops>
      </style:paragraph-properties>
    </style:style>
    <style:style style:name="P61" style:family="paragraph" style:parent-style-name="Text_20_body" style:list-style-name="L3">
      <style:paragraph-properties fo:margin-left="-1.251cm" fo:margin-right="0cm" fo:margin-top="0cm" fo:margin-bottom="0cm" style:line-height-at-least="0.503cm" fo:text-align="justify" style:justify-single-word="false" fo:orphans="2" fo:widows="2" fo:text-indent="0cm" style:auto-text-indent="false" fo:padding="0cm" fo:border="none"/>
    </style:style>
    <style:style style:name="P62" style:family="paragraph" style:parent-style-name="Text_20_body" style:list-style-name="L3">
      <style:paragraph-properties fo:margin-left="-1.251cm" fo:margin-right="0cm" fo:margin-top="0cm" fo:margin-bottom="0cm" style:line-height-at-least="0.503cm" fo:text-align="start" style:justify-single-word="false" fo:orphans="2" fo:widows="2" fo:text-indent="0cm" style:auto-text-indent="false" fo:padding="0cm" fo:border="none"/>
    </style:style>
    <style:style style:name="P63" style:family="paragraph" style:parent-style-name="Text_20_body" style:list-style-name="L3">
      <style:paragraph-properties fo:margin-left="-1.251cm" fo:margin-right="0cm" fo:margin-top="0cm" fo:margin-bottom="0cm" style:line-height-at-least="0.503cm" fo:text-align="justify" style:justify-single-word="false" fo:orphans="2" fo:widows="2" fo:text-indent="0cm" style:auto-text-indent="false" fo:padding="0cm" fo:border="none">
        <style:tab-stops>
          <style:tab-stop style:position="0.561cm"/>
          <style:tab-stop style:position="1.332cm"/>
          <style:tab-stop style:position="2.009cm"/>
        </style:tab-stops>
      </style:paragraph-properties>
      <style:text-properties fo:font-variant="normal" fo:text-transform="none" fo:color="#333333" style:font-name="Times New Roman" fo:font-size="10pt" fo:letter-spacing="normal" fo:font-style="normal" fo:font-weight="normal" fo:background-color="transparent" style:font-size-asian="10pt" style:font-weight-asian="normal" style:font-size-complex="10pt" style:font-weight-complex="normal"/>
    </style:style>
    <style:style style:name="P64" style:family="paragraph" style:parent-style-name="Text_20_body" style:list-style-name="L3">
      <style:paragraph-properties fo:margin-left="-1.251cm" fo:margin-right="0cm" fo:margin-top="0cm" fo:margin-bottom="0cm" style:line-height-at-least="0.503cm" fo:text-align="justify" style:justify-single-word="false" fo:orphans="2" fo:widows="2" fo:text-indent="0cm" style:auto-text-indent="false" fo:padding="0cm" fo:border="none"/>
      <style:text-properties fo:font-variant="normal" fo:text-transform="none" fo:color="#333333" style:font-name="Times New Roman" fo:font-size="10pt" fo:letter-spacing="normal" fo:font-style="normal" fo:font-weight="normal" style:font-size-asian="10pt" style:font-size-complex="10pt"/>
    </style:style>
    <style:style style:name="P65" style:family="paragraph" style:parent-style-name="Text_20_body" style:list-style-name="L3">
      <style:paragraph-properties fo:margin-left="-1.251cm" fo:margin-right="0cm" fo:margin-top="0cm" fo:margin-bottom="0cm" style:line-height-at-least="0.503cm" fo:text-align="justify" style:justify-single-word="false" fo:orphans="2" fo:widows="2" fo:text-indent="0cm" style:auto-text-indent="false" fo:padding="0cm" fo:border="none" fo:keep-with-next="always">
        <style:tab-stops>
          <style:tab-stop style:position="0.561cm"/>
          <style:tab-stop style:position="1.332cm"/>
          <style:tab-stop style:position="2.009cm"/>
        </style:tab-stops>
      </style:paragraph-properties>
      <style:text-properties style:font-name="Times New Roman" fo:font-size="10pt" fo:font-weight="normal" style:font-size-asian="10pt" style:font-weight-asian="normal" style:font-size-complex="10pt" style:font-weight-complex="normal"/>
    </style:style>
    <style:style style:name="P66" style:family="paragraph" style:parent-style-name="Text_20_body" style:list-style-name="L3">
      <style:paragraph-properties fo:margin-left="0cm" fo:margin-right="0cm" fo:margin-top="0cm" fo:margin-bottom="0cm" style:line-height-at-least="0.503cm" fo:text-align="justify" style:justify-single-word="false" fo:orphans="2" fo:widows="2" fo:text-indent="0cm" style:auto-text-indent="false" fo:padding="0cm" fo:border="none"/>
      <style:text-properties style:font-name="Times New Roman" fo:font-size="10pt" fo:font-weight="normal" style:font-size-asian="10pt" style:font-weight-asian="normal" style:font-size-complex="10pt" style:font-weight-complex="normal"/>
    </style:style>
    <style:style style:name="P67" style:family="paragraph" style:parent-style-name="Text_20_body" style:list-style-name="L4">
      <style:paragraph-properties fo:margin-left="0cm" fo:margin-right="0cm" fo:margin-top="0cm" fo:margin-bottom="0cm" style:line-height-at-least="0.503cm" fo:text-align="justify" style:justify-single-word="false" fo:orphans="2" fo:widows="2" fo:text-indent="0cm" style:auto-text-indent="false" fo:padding="0cm" fo:border="none"/>
      <style:text-properties fo:font-variant="normal" fo:text-transform="none" fo:color="#333333" style:font-name="Times New Roman" fo:font-size="10pt" fo:letter-spacing="normal" fo:font-style="normal" fo:font-weight="normal" style:font-size-asian="10pt" style:font-size-complex="10pt"/>
    </style:style>
    <style:style style:name="P68" style:family="paragraph" style:parent-style-name="Text_20_body">
      <style:paragraph-properties fo:margin-left="0cm" fo:margin-right="0cm" fo:margin-top="0cm" fo:margin-bottom="0cm" style:line-height-at-least="0.503cm" fo:text-align="justify" style:justify-single-word="false" fo:orphans="2" fo:widows="2" fo:text-indent="0cm" style:auto-text-indent="false" fo:padding="0cm" fo:border="none">
        <style:tab-stops>
          <style:tab-stop style:position="0.773cm"/>
          <style:tab-stop style:position="1.873cm"/>
          <style:tab-stop style:position="2.743cm"/>
        </style:tab-stops>
      </style:paragraph-properties>
    </style:style>
    <style:style style:name="P69" style:family="paragraph" style:parent-style-name="Text_20_body" style:list-style-name="L2">
      <style:paragraph-properties fo:margin-left="0cm" fo:margin-right="0cm" fo:text-indent="0cm" style:auto-text-indent="false" fo:padding="0cm" fo:border="none">
        <style:tab-stops>
          <style:tab-stop style:position="0.561cm"/>
          <style:tab-stop style:position="1.332cm"/>
          <style:tab-stop style:position="2.009cm"/>
        </style:tab-stops>
      </style:paragraph-properties>
    </style:style>
    <style:style style:name="P70" style:family="paragraph" style:parent-style-name="Text_20_body" style:list-style-name="L2">
      <style:paragraph-properties fo:margin-left="0cm" fo:margin-right="0cm" fo:margin-top="0cm" fo:margin-bottom="0.21cm" fo:text-indent="0cm" style:auto-text-indent="false">
        <style:tab-stops>
          <style:tab-stop style:position="0.773cm"/>
          <style:tab-stop style:position="1.39cm"/>
          <style:tab-stop style:position="1.873cm"/>
        </style:tab-stops>
      </style:paragraph-properties>
      <style:text-properties style:font-name="Times New Roman" fo:font-size="10pt" fo:font-weight="normal" style:font-size-asian="10pt" style:font-weight-asian="normal" style:font-size-complex="10pt" style:font-weight-complex="normal"/>
    </style:style>
    <style:style style:name="P71" style:family="paragraph" style:parent-style-name="Text_20_body">
      <style:paragraph-properties fo:margin-left="0cm" fo:margin-right="0cm" fo:margin-top="0cm" fo:margin-bottom="0.21cm" fo:text-indent="0cm" style:auto-text-indent="false">
        <style:tab-stops>
          <style:tab-stop style:position="0.773cm"/>
          <style:tab-stop style:position="1.873cm"/>
          <style:tab-stop style:position="2.743cm"/>
        </style:tab-stops>
      </style:paragraph-properties>
      <style:text-properties fo:color="#000000" style:font-name="Palatino Linotype" fo:font-size="10pt" fo:font-weight="normal" style:font-name-asian="Palatino Linotype" style:font-size-asian="10pt" style:font-weight-asian="normal" style:font-name-complex="Palatino Linotype" style:font-size-complex="10pt" style:font-weight-complex="normal"/>
    </style:style>
    <style:style style:name="P72" style:family="paragraph" style:parent-style-name="Text_20_body">
      <style:paragraph-properties fo:margin-left="0cm" fo:margin-right="0cm" fo:margin-top="0cm" fo:margin-bottom="0.21cm" fo:text-indent="0cm" style:auto-text-indent="false">
        <style:tab-stops>
          <style:tab-stop style:position="0.773cm"/>
          <style:tab-stop style:position="1.39cm"/>
          <style:tab-stop style:position="1.873cm"/>
        </style:tab-stops>
      </style:paragraph-properties>
    </style:style>
    <style:style style:name="P73" style:family="paragraph" style:parent-style-name="Text_20_body" style:list-style-name="L2">
      <style:paragraph-properties fo:margin-left="0cm" fo:margin-right="0cm" fo:margin-top="0cm" fo:margin-bottom="0.21cm" style:line-height-at-least="0.503cm" fo:text-align="justify" style:justify-single-word="false" fo:orphans="2" fo:widows="2" fo:text-indent="0cm" style:auto-text-indent="false" fo:padding="0cm" fo:border="none">
        <style:tab-stops>
          <style:tab-stop style:position="0.773cm"/>
          <style:tab-stop style:position="1.39cm"/>
          <style:tab-stop style:position="1.873cm"/>
        </style:tab-stops>
      </style:paragraph-properties>
      <style:text-properties style:font-name="Times New Roman" fo:font-size="10pt" fo:font-weight="normal" style:font-size-asian="10pt" style:font-weight-asian="normal" style:font-size-complex="10pt" style:font-weight-complex="normal"/>
    </style:style>
    <style:style style:name="P74" style:family="paragraph" style:parent-style-name="Text_20_body" style:list-style-name="L3">
      <style:paragraph-properties fo:margin-left="-2.501cm" fo:margin-right="0cm" fo:margin-top="0cm" fo:margin-bottom="0cm" style:line-height-at-least="0.503cm" fo:text-align="start" style:justify-single-word="false" fo:orphans="2" fo:widows="2" fo:text-indent="0cm" style:auto-text-indent="false" fo:padding="0cm" fo:border="none"/>
    </style:style>
    <style:style style:name="P75" style:family="paragraph">
      <style:paragraph-properties fo:text-align="center" style:writing-mode="lr-tb"/>
      <style:text-properties fo:font-size="24pt"/>
    </style:style>
    <style:style style:name="P76" style:family="paragraph">
      <style:paragraph-properties style:writing-mode="lr-tb"/>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fo:font-size="26pt" style:font-size-asian="26pt" style:font-size-complex="26pt"/>
    </style:style>
    <style:style style:name="T4" style:family="text">
      <style:text-properties style:font-name="Times New Roman"/>
    </style:style>
    <style:style style:name="T5" style:family="text">
      <style:text-properties style:font-name="Times New Roman" fo:font-size="10pt" fo:font-weight="normal" style:font-size-asian="10pt" style:font-weight-asian="normal" style:font-size-complex="10pt" style:font-weight-complex="normal"/>
    </style:style>
    <style:style style:name="T6" style:family="text">
      <style:text-properties style:font-name="Times New Roman" fo:font-size="10pt" fo:font-weight="normal" fo:background-color="transparent" style:font-size-asian="10pt" style:font-weight-asian="normal" style:font-size-complex="10pt" style:font-weight-complex="normal"/>
    </style:style>
    <style:style style:name="T7" style:family="text">
      <style:text-properties fo:font-variant="normal" fo:text-transform="none" fo:color="#000000" style:font-name="Times New Roman" fo:letter-spacing="normal" fo:font-style="normal"/>
    </style:style>
    <style:style style:name="T8" style:family="text">
      <style:text-properties fo:font-variant="normal" fo:text-transform="none" fo:color="#000000" style:font-name="Times New Roman" fo:font-size="10pt" fo:letter-spacing="normal" fo:font-style="normal" style:text-underline-style="none" fo:font-weight="normal" style:font-size-asian="10pt" style:font-weight-asian="normal" style:font-size-complex="10pt" style:font-weight-complex="normal"/>
    </style:style>
    <style:style style:name="T9" style:family="text">
      <style:text-properties fo:font-variant="normal" fo:text-transform="none" fo:color="#000000" style:text-position="sub 58%" style:font-name="Times New Roman" fo:letter-spacing="normal" fo:font-style="normal"/>
    </style:style>
    <style:style style:name="T10" style:family="text">
      <style:text-properties fo:font-variant="normal" fo:text-transform="none" fo:color="#000000" style:font-name="Courier New" fo:font-size="8pt" fo:letter-spacing="normal" fo:font-style="normal" style:text-underline-style="none" fo:font-weight="normal" style:font-size-asian="8pt" style:font-weight-asian="normal" style:font-size-complex="8pt" style:font-weight-complex="normal"/>
    </style:style>
    <style:style style:name="T11" style:family="text">
      <style:text-properties fo:font-variant="normal" fo:text-transform="none" fo:color="#333333" style:font-name="Verdana" fo:font-size="9.75pt" fo:letter-spacing="normal" fo:font-style="normal" fo:font-weight="normal" style:font-size-asian="10pt" style:font-size-complex="10pt"/>
    </style:style>
    <style:style style:name="T12" style:family="text">
      <style:text-properties fo:font-variant="normal" fo:text-transform="none" fo:color="#333333" style:font-name="Verdana" fo:font-size="10pt" fo:letter-spacing="normal" fo:font-style="normal" fo:font-weight="normal" fo:background-color="transparent" style:font-size-asian="10pt" style:font-size-complex="10pt"/>
    </style:style>
    <style:style style:name="T13" style:family="text">
      <style:text-properties fo:font-variant="normal" fo:text-transform="none" fo:color="#333333" style:font-name="Verdana" fo:font-size="10pt" fo:letter-spacing="normal" fo:font-style="normal" fo:font-weight="normal" fo:background-color="transparent" style:font-size-asian="10pt" style:font-weight-asian="normal" style:font-size-complex="10pt" style:font-weight-complex="normal"/>
    </style:style>
    <style:style style:name="T14" style:family="text">
      <style:text-properties fo:font-variant="normal" fo:text-transform="none" fo:color="#333333" fo:letter-spacing="normal" fo:font-style="normal" fo:background-color="transparent"/>
    </style:style>
    <style:style style:name="T15" style:family="text">
      <style:text-properties fo:font-variant="normal" fo:text-transform="none" fo:color="#333333" style:font-name="Arial" fo:font-size="10pt" fo:letter-spacing="normal" fo:font-style="normal" fo:font-weight="normal" fo:background-color="transparent" style:font-size-asian="10pt" style:font-size-complex="10pt"/>
    </style:style>
    <style:style style:name="T16" style:family="text">
      <style:text-properties fo:font-variant="normal" fo:text-transform="none" fo:color="#333333" style:font-name="Courier New" fo:font-size="10pt" fo:letter-spacing="normal" fo:font-style="normal" fo:font-weight="normal" fo:background-color="transparent" style:font-size-asian="10pt" style:font-size-complex="10pt"/>
    </style:style>
    <style:style style:name="T17" style:family="text">
      <style:text-properties fo:font-variant="normal" fo:text-transform="none" fo:color="#333333" style:font-name="Courier New" fo:font-size="10pt" fo:letter-spacing="normal" fo:font-style="normal" fo:font-weight="normal" fo:background-color="transparent" style:font-size-asian="10pt" style:font-weight-asian="bold" style:font-size-complex="10pt" style:font-weight-complex="bold"/>
    </style:style>
    <style:style style:name="T18" style:family="text">
      <style:text-properties fo:font-variant="normal" fo:text-transform="none" fo:color="#333333" style:font-name="Courier New" fo:font-size="10pt" fo:letter-spacing="normal" fo:font-style="normal" fo:font-weight="normal" fo:background-color="transparent" style:font-size-asian="10pt" style:font-weight-asian="normal" style:font-size-complex="10pt" style:font-weight-complex="normal"/>
    </style:style>
    <style:style style:name="T19" style:family="text">
      <style:text-properties fo:font-variant="normal" fo:text-transform="none" fo:color="#333333" style:font-name="Courier New" fo:font-size="10pt" fo:letter-spacing="normal" fo:font-style="normal" fo:font-weight="bold" fo:background-color="transparent" style:font-size-asian="10pt" style:font-weight-asian="bold" style:font-size-complex="10pt" style:font-weight-complex="bold"/>
    </style:style>
    <style:style style:name="T20" style:family="text">
      <style:text-properties fo:font-variant="normal" fo:text-transform="none" fo:color="#333333" style:font-name="Courier New" fo:font-size="10pt" fo:letter-spacing="normal" fo:font-weight="normal" fo:background-color="transparent" style:font-size-asian="10pt" style:font-weight-asian="normal" style:font-size-complex="10pt" style:font-weight-complex="normal"/>
    </style:style>
    <style:style style:name="T21" style:family="text">
      <style:text-properties fo:font-variant="normal" fo:text-transform="none" fo:color="#333333" style:font-name="Courier New" fo:letter-spacing="normal" fo:font-style="normal"/>
    </style:style>
    <style:style style:name="T22" style:family="text">
      <style:text-properties fo:font-variant="normal" fo:text-transform="none" fo:color="#333333" style:font-name="Courier New" fo:letter-spacing="normal" fo:font-style="normal" fo:background-color="transparent"/>
    </style:style>
    <style:style style:name="T23" style:family="text">
      <style:text-properties fo:font-variant="normal" fo:text-transform="none" fo:color="#333333" style:font-name="Times New Roman" fo:letter-spacing="normal" fo:font-style="normal"/>
    </style:style>
    <style:style style:name="T24" style:family="text">
      <style:text-properties fo:font-variant="normal" fo:text-transform="none" fo:color="#333333" style:font-name="Times New Roman" fo:font-size="10pt" fo:letter-spacing="normal" fo:font-style="normal" fo:font-weight="normal" fo:background-color="transparent" style:font-size-asian="10pt" style:font-weight-asian="normal" style:font-size-complex="10pt" style:font-weight-complex="normal"/>
    </style:style>
    <style:style style:name="T25" style:family="text">
      <style:text-properties fo:font-variant="normal" fo:text-transform="none" fo:color="#333333" style:font-name="Times New Roman" fo:font-size="10pt" fo:letter-spacing="normal" fo:font-style="normal" fo:font-weight="normal" fo:background-color="transparent" style:font-size-asian="10pt" style:font-size-complex="10pt"/>
    </style:style>
    <style:style style:name="T26" style:family="text">
      <style:text-properties fo:font-variant="normal" fo:text-transform="none" fo:color="#333333" style:font-name="Times New Roman" fo:font-size="10pt" fo:letter-spacing="normal" fo:font-style="normal" fo:font-weight="normal" fo:background-color="transparent" style:font-size-asian="10pt" style:font-weight-asian="bold" style:font-size-complex="10pt" style:font-weight-complex="bold"/>
    </style:style>
    <style:style style:name="T27" style:family="text">
      <style:text-properties fo:font-variant="normal" fo:text-transform="none" fo:color="#333333" style:font-name="Times New Roman" fo:font-size="10pt" fo:letter-spacing="normal" fo:font-style="normal" fo:font-weight="normal" style:font-size-asian="10pt" style:font-weight-asian="normal" style:font-size-complex="10pt" style:font-weight-complex="normal"/>
    </style:style>
    <style:style style:name="T28" style:family="text">
      <style:text-properties fo:font-variant="normal" fo:text-transform="none" fo:color="#333333" style:font-name="Times New Roman" fo:font-size="10pt" fo:letter-spacing="normal" fo:font-style="normal" fo:font-weight="normal" style:font-size-asian="10pt" style:font-size-complex="10pt"/>
    </style:style>
    <style:style style:name="T29" style:family="text">
      <style:text-properties fo:font-variant="normal" fo:text-transform="none" fo:color="#333333" style:font-name="Times New Roman" fo:font-size="10pt" fo:letter-spacing="normal" fo:font-style="italic" fo:font-weight="normal" fo:background-color="transparent" style:font-size-asian="10pt" style:font-style-asian="italic" style:font-size-complex="10pt" style:font-style-complex="italic"/>
    </style:style>
    <style:style style:name="T30" style:family="text">
      <style:text-properties fo:font-variant="normal" fo:text-transform="none" fo:color="#333333" style:text-line-through-style="none" style:font-name="Times New Roman" fo:font-size="10pt" fo:letter-spacing="normal" fo:font-style="normal" style:text-underline-style="none" fo:font-weight="normal" style:text-blinking="false" style:font-size-asian="10pt" style:font-weight-asian="normal" style:font-size-complex="10pt" style:font-weight-complex="normal"/>
    </style:style>
    <style:style style:name="T31" style:family="text">
      <style:text-properties fo:font-style="normal" fo:font-weight="normal"/>
    </style:style>
    <style:style style:name="T32" style:family="text">
      <style:text-properties fo:font-size="10pt"/>
    </style:style>
    <style:style style:name="T33" style:family="text">
      <style:text-properties fo:font-size="10pt" style:font-size-asian="10pt" style:font-size-complex="10pt"/>
    </style:style>
    <style:style style:name="T34" style:family="text">
      <style:text-properties fo:font-size="10pt" fo:background-color="transparent" style:font-size-asian="10pt" style:font-size-complex="10pt"/>
    </style:style>
    <style:style style:name="T35" style:family="text">
      <style:text-properties fo:font-size="10pt" fo:font-style="italic" style:font-size-asian="10pt" style:font-style-asian="italic" style:font-size-complex="10pt" style:font-style-complex="italic"/>
    </style:style>
    <style:style style:name="T36" style:family="text">
      <style:text-properties style:text-position="sub 58%"/>
    </style:style>
    <style:style style:name="T37" style:family="text">
      <style:text-properties style:text-position="0% 100%"/>
    </style:style>
    <style:style style:name="T38" style:family="text">
      <style:text-properties style:font-name="Verdana" fo:font-style="normal" fo:font-weight="normal"/>
    </style:style>
    <style:style style:name="T39" style:family="text">
      <style:text-properties fo:background-color="#ffff99"/>
    </style:style>
    <style:style style:name="T40" style:family="text">
      <style:text-properties style:font-size-asian="10pt"/>
    </style:style>
    <style:style style:name="T41" style:family="text">
      <style:text-properties style:font-size-complex="10pt"/>
    </style:style>
    <style:style style:name="T42" style:family="text">
      <style:text-properties style:font-name="Courier New" fo:font-size="8pt" fo:font-style="normal" fo:font-weight="normal" style:font-size-asian="8pt" style:font-size-complex="8pt"/>
    </style:style>
    <style:style style:name="T43" style:family="text">
      <style:text-properties fo:font-weight="normal"/>
    </style:style>
    <style:style style:name="T44" style:family="text">
      <style:text-properties style:font-weight-asian="normal"/>
    </style:style>
    <style:style style:name="T45" style:family="text">
      <style:text-properties style:font-weight-complex="normal"/>
    </style:style>
    <style:style style:name="T46" style:family="text">
      <style:text-properties fo:font-size="8pt" style:font-size-asian="8pt" style:font-size-complex="8pt"/>
    </style:style>
    <style:style style:name="T47"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48" style:family="text">
      <style:text-properties style:use-window-font-color="true" style:text-position="sub 58%" style:font-name="Times New Roman" fo:font-size="12pt" fo:language="en" fo:country="GB" style:font-name-asian="Times New Roman" style:font-size-asian="12pt" style:font-name-complex="Times New Roman" style:font-size-complex="12pt" style:language-complex="ar" style:country-complex="SA"/>
    </style:style>
    <style:style style:name="fr1"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cm" fo:border="0.035cm solid #000000"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marker-start="msArrow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7"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none" draw:fill="solid" draw:fill-color="#ffffff" draw:textarea-horizontal-align="justify" draw:textarea-vertical-align="middle" draw:auto-grow-height="false" draw:auto-grow-width="false" fo:padding-top="0.254cm" fo:padding-bottom="0.254cm" fo:padding-left="0.127cm" fo:padding-right="0.127cm" fo:wrap-option="wrap" draw:shadow="hidden" style:run-through="foreground"/>
    </style:style>
    <number:number-style style:name="N0">
      <number:number number:min-integer-digits="1"/>
    </number:number-style>
    <number:date-style style:name="N5116"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text:variable-decls>
        <text:variable-decl office:value-type="float" text:name="chun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3"/>
      <text:p text:style-name="Standard"/>
      <text:p text:style-name="Standard"/>
      <text:p text:style-name="P5">Harvest Control Rules</text:p>
      <text:p text:style-name="P7"/>
      <text:p text:style-name="P7">Laurence Kell</text:p>
      <text:p text:style-name="P7"/>
      <text:p text:style-name="P8"><text:span text:style-name="Default_20_Paragraph_20_Font"><text:span text:style-name="T3"><text:date style:data-style-name="N5116" text:date-value="2011-01-15T20:08:54.12">15. January 2011</text:date></text:span></text:span></text:p>
      <text:p text:style-name="P11"/>
      <text:p text:style-name="Standard"/>
      <text:p text:style-name="Standard"/>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38"><text:s/>1 Introduction<text:tab/>2</text:p>
          <text:p text:style-name="P38"><text:s/>2 fwd(...)<text:tab/>3</text:p>
          <text:p text:style-name="P38"><text:s/>2.1 fwdControl<text:tab/>3</text:p>
          <text:p text:style-name="P38"><text:s/>2.1.1 target <text:tab/>3</text:p>
          <text:p text:style-name="P38"><text:s/>2.1.2 trgtArray <text:tab/>4</text:p>
          <text:p text:style-name="P38"><text:s/>2.1.3 effort <text:tab/>4</text:p>
          <text:p text:style-name="P38"><text:s/>2.1.4 effArray <text:tab/>4</text:p>
          <text:p text:style-name="P38"><text:s/>2.1.5 block<text:tab/>5</text:p>
          <text:p text:style-name="P38"><text:s/>3 Stock-recruitment<text:tab/>5</text:p>
          <text:p text:style-name="P38"><text:s/>4 Projections<text:tab/>5</text:p>
          <text:p text:style-name="P38"><text:s/>4.1 Targets<text:tab/>5</text:p>
          <text:p text:style-name="P38">A comparison of <text:s/>constant catch and constant F strategies<text:tab/>7</text:p>
          <text:p text:style-name="P38"><text:s/>4.2 Limits <text:tab/>7</text:p>
          <text:p text:style-name="P38"><text:s/>4.3 Relative targets and limits<text:tab/>7</text:p>
          <text:p text:style-name="P38"><text:s/>4.4.1 Harvest Control Rules<text:tab/>8</text:p>
          <text:p text:style-name="P38"><text:s/>4.4.2 Management Objectives<text:tab/>8</text:p>
          <text:p text:style-name="P38"><text:s/>4.4.3 Reference points<text:tab/>9</text:p>
          <text:p text:style-name="P38"><text:s/>4.4.4 Performance statistics<text:tab/>9</text:p>
          <text:p text:style-name="P38"><text:tab/>11</text:p>
          <text:p text:style-name="P38"><text:s/>4.4.1 Recovery Plans<text:tab/>13</text:p>
          <text:p text:style-name="P38"><text:s/>4.4.2 Long-term plans <text:tab/>13</text:p>
          <text:p text:style-name="P38"><text:s/>4.4.3 Technical measures<text:tab/>13</text:p>
          <text:p text:style-name="P38"><text:s/>4.4.4 Multi-annual management<text:tab/>13</text:p>
          <text:p text:style-name="P38"><text:s/>4.4.5 Monte Carlo simulation<text:tab/>13</text:p>
          <text:p text:style-name="P38"><text:s/>4.4.6 Uncertainties<text:tab/>13</text:p>
          <text:p text:style-name="P38"><text:s/>4.4.7 Examples<text:tab/>14</text:p>
          <text:p text:style-name="P38"><text:s/>4.4.8 Albacore<text:tab/>14</text:p>
          <text:p text:style-name="P38"><text:s/>4.4.9 Herring<text:tab/>14</text:p>
          <text:p text:style-name="P38"><text:s/>4.4.10 Cod<text:tab/>14</text:p>
          <text:p text:style-name="P38"><text:s/>4.4.11 North Sea flatfish<text:tab/>14</text:p>
          <text:p text:style-name="P38"><text:s/>4.4.12 Bluefin <text:tab/>14</text:p>
          <text:p text:style-name="P38"><text:s/>4.4.13 Mediterannean Swordfish<text:tab/>14</text:p>
          <text:p text:style-name="P38"><text:s/>4.4.14 References<text:tab/>14</text:p>
        </text:index-body>
      </text:table-of-content>
      <text:list xml:id="list38449305" text:style-name="L1">
        <text:list-header>
          <text:p text:style-name="P52"/>
        </text:list-header>
      </text:list>
      <text:p text:style-name="P9"/>
      <text:list xml:id="list38454627" text:style-name="L2">
        <text:list-item>
          <text:h text:style-name="P40" text:outline-level="1">Introduction</text:h>
        </text:list-item>
      </text:list>
      <text:p text:style-name="P31">The adoption of the precautionary approach (FAO 1996) requires fisheries management to be based upon a formal consideration of uncertainty using harvest control rules (HCRs) incorporating target and limit reference points. Targets are often related to achieving the maximum sustainable yield (MSY) i.e. either a fishing mortality that would achieve on average MSY or a biomass that would provide MSY in the long-term. An additional objective of a HCR is to maintain the stock above a biomass limit at which recruitment is impaired and fishing mortality below a limit that would drive the stock to below the biomass limit.</text:p>
      <text:p text:style-name="P29">Before implementation HCRs are simulation tested to evaluate their performance in eeting management objectives, this can either be as part of a Management Procedure (MP) including the data collection regime and the stock assessment <text:soft-page-break/>procedure or as a simple stock projection. In this document we show how HCRs can be constructedm in the MSE document we show how they can be simulation <text:s/>tested.</text:p>
      <text:p text:style-name="P29"/>
      <text:list xml:id="list40218614" text:continue-numbering="true" text:style-name="L2">
        <text:list-item>
          <text:h text:style-name="P41" text:outline-level="1">fwd(...)</text:h>
        </text:list-item>
      </text:list>
      <text:p text:style-name="P30"><text:span text:style-name="T5">In FLR projections are implemented using the fwd() method found in Flash; fwd can take an FLStock object as an argument and project the stock through time. In addition a stock recruitment relation (usually as an FLSR object) and targets and limits <text:s/>have to be specified</text:span><text:span text:style-name="T6">.</text:span><text:span text:style-name="Emphasis"><text:span text:style-name="T6"> </text:span></text:span><text:span text:style-name="Emphasis"><text:span text:style-name="T24">The </text:span></text:span><text:span text:style-name="Source_20_Text"><text:span text:style-name="T24">fwd </text:span></text:span><text:span text:style-name="Emphasis"><text:span text:style-name="T24">method is called using the following syntax:</text:span></text:span></text:p>
      <text:p text:style-name="P30"><text:span text:style-name="Emphasis"><text:span text:style-name="T12"/></text:span></text:p>
      <text:p text:style-name="P30"><text:span text:style-name="Emphasis"><text:span text:style-name="T16">fwd(object,ctrl=ctrl,sr=“missing”,sr.residuals=“missing”,sr.residuals.mult=TRUE)</text:span></text:span></text:p>
      <text:list xml:id="list38451841" text:style-name="L3">
        <text:list-header>
          <text:p text:style-name="P57"><text:span text:style-name="T34">The slots in </text:span><text:span text:style-name="Source_20_Text"><text:span text:style-name="T18">fwdControl</text:span></text:span><text:span text:style-name="T34"> </text:span><text:span text:style-name="T33">are</text:span></text:p>
          <text:p text:style-name="P58"/>
        </text:list-header>
      </text:list>
      <table:table table:name="Table1" table:style-name="Table1">
        <table:table-column table:style-name="Table1.A"/>
        <table:table-column table:style-name="Table1.B"/>
        <table:table-row>
          <table:table-cell table:style-name="Table1.A1" office:value-type="string">
            <text:p text:style-name="P30"><text:span text:style-name="Emphasis"><text:span text:style-name="T17">object </text:span></text:span></text:p>
          </table:table-cell>
          <table:table-cell table:style-name="Table1.A1" office:value-type="string">
            <text:list xml:id="list40206190" text:continue-numbering="true" text:style-name="L3">
              <text:list-header>
                <text:p text:style-name="P60"><text:span text:style-name="Emphasis"><text:span text:style-name="T18">FLStock,</text:span></text:span><text:span text:style-name="Emphasis"><text:span text:style-name="T24"> object</text:span></text:span></text:p>
              </text:list-header>
            </text:list>
          </table:table-cell>
        </table:table-row>
        <table:table-row>
          <table:table-cell table:style-name="Table1.A1" office:value-type="string">
            <text:p text:style-name="P30"><text:span text:style-name="Emphasis"><text:span text:style-name="T17">ctr</text:span></text:span></text:p>
          </table:table-cell>
          <table:table-cell table:style-name="Table1.A1" office:value-type="string">
            <text:list xml:id="list40213456" text:continue-numbering="true" text:style-name="L3">
              <text:list-header>
                <text:p text:style-name="P60"><text:span text:style-name="Emphasis"><text:span text:style-name="T18">FwdControl, </text:span></text:span><text:span text:style-name="Emphasis"><text:span text:style-name="T24">object that allows a variety of targets to be specified</text:span></text:span></text:p>
              </text:list-header>
            </text:list>
          </table:table-cell>
        </table:table-row>
        <table:table-row>
          <table:table-cell table:style-name="Table1.A1" office:value-type="string">
            <text:p text:style-name="P30"><text:span text:style-name="Emphasis"><text:span text:style-name="T17">sr</text:span></text:span></text:p>
          </table:table-cell>
          <table:table-cell table:style-name="Table1.A1" office:value-type="string">
            <text:list xml:id="list40214223" text:continue-numbering="true" text:style-name="L3">
              <text:list-header>
                <text:p text:style-name="P60"><text:span text:style-name="Emphasis"><text:span text:style-name="T24">Stock-recruitment relationship specified either as an </text:span></text:span><text:span text:style-name="Emphasis"><text:span text:style-name="T18">FLSR</text:span></text:span><text:span text:style-name="Emphasis"><text:span text:style-name="T24"> object or a </text:span></text:span><text:span text:style-name="Emphasis"><text:span text:style-name="T18">list</text:span></text:span></text:p>
              </text:list-header>
            </text:list>
          </table:table-cell>
        </table:table-row>
        <table:table-row>
          <table:table-cell table:style-name="Table1.A1" office:value-type="string">
            <text:p text:style-name="P30"><text:span text:style-name="Emphasis"><text:span text:style-name="T17">sr.residuals </text:span></text:span></text:p>
          </table:table-cell>
          <table:table-cell table:style-name="Table1.A1" office:value-type="string">
            <text:list xml:id="list40199183" text:continue-numbering="true" text:style-name="L3">
              <text:list-header>
                <text:p text:style-name="P60"><text:span text:style-name="Emphasis"><text:span text:style-name="T18">FLQuant,</text:span></text:span><text:span text:style-name="Emphasis"><text:span text:style-name="T24"> Optional argument for recruitment residuals for projection years.</text:span></text:span></text:p>
              </text:list-header>
            </text:list>
          </table:table-cell>
        </table:table-row>
        <table:table-row>
          <table:table-cell table:style-name="Table1.A1" office:value-type="string">
            <text:p text:style-name="P30"><text:span text:style-name="Emphasis"><text:span text:style-name="T17">sr.residuals.mult </text:span></text:span></text:p>
          </table:table-cell>
          <table:table-cell table:style-name="Table1.A1" office:value-type="string">
            <text:list xml:id="list40199558" text:continue-numbering="true" text:style-name="L3">
              <text:list-header>
                <text:p text:style-name="P60"><text:span text:style-name="Emphasis"><text:span text:style-name="T18">logical,</text:span></text:span><text:span text:style-name="Emphasis"><text:span text:style-name="T24"> indicating whether sr.residuals are multiplicative (TRUE) or additive (FALSE)</text:span></text:span></text:p>
              </text:list-header>
            </text:list>
          </table:table-cell>
        </table:table-row>
      </table:table>
      <text:p text:style-name="P36"/>
      <text:list xml:id="list40204720" text:continue-numbering="true" text:style-name="L3">
        <text:list-header>
          <text:p text:style-name="P61"><text:span text:style-name="T24">The</text:span><text:span text:style-name="T13"> </text:span><text:span text:style-name="Source_20_Text"><text:span text:style-name="T18">fwdControl</text:span></text:span><text:span text:style-name="Source_20_Text"><text:span text:style-name="T24"> object is a flexible way of specifying management target and limits and </text:span></text:span><text:span text:style-name="T24"><text:s/>requires the most explanation</text:span><text:span text:style-name="T13">.</text:span></text:p>
          <text:p text:style-name="P66"/>
        </text:list-header>
      </text:list>
      <text:list xml:id="list40210161" text:continue-list="list40218614" text:style-name="L2">
        <text:list-item>
          <text:list>
            <text:list-item>
              <text:h text:style-name="P41" text:outline-level="1">fwdControl</text:h>
            </text:list-item>
          </text:list>
        </text:list-item>
      </text:list>
      <text:list xml:id="list40224671" text:continue-list="list40204720" text:style-name="L3">
        <text:list-header>
          <text:p text:style-name="P65"><text:span text:style-name="T14">The </text:span><text:span text:style-name="Source_20_Text"><text:span text:style-name="T22">fwdControl </text:span></text:span><text:span text:style-name="T14">class allows a variety of targets to be specified (e.g ssb, F, catch,…). In the case of a single species HCR this is achieved by projecting an FLStock object for the corresponding effort. However, where you have multiple stocks/fleets/métiers then there will be multiple ways to achieve a desired target. It is therefore necessary to specify how to change effort by fleet/métier. Additionally, targets may differ by iter.</text:span></text:p>
        </text:list-header>
        <text:list-item>
          <text:p text:style-name="P63"/>
        </text:list-item>
      </text:list>
      <table:table table:name="Table2" table:style-name="Table2">
        <table:table-column table:style-name="Table2.A"/>
        <table:table-column table:style-name="Table2.B"/>
        <table:table-row>
          <table:table-cell table:style-name="Table2.A1" office:value-type="string">
            <text:p text:style-name="P30"><text:span text:style-name="Emphasis"><text:span text:style-name="T17">target </text:span></text:span></text:p>
          </table:table-cell>
          <table:table-cell table:style-name="Table2.A1" office:value-type="string">
            <text:list xml:id="list40217397" text:continue-numbering="true" text:style-name="L3">
              <text:list-header>
                <text:p text:style-name="P62"><text:span text:style-name="Emphasis"><text:span text:style-name="T15"><text:tab/></text:span></text:span><text:span text:style-name="Emphasis"><text:span text:style-name="T20">Data.frame</text:span></text:span><text:span text:style-name="Emphasis"><text:span text:style-name="T15">, </text:span></text:span><text:span text:style-name="Emphasis"><text:span text:style-name="T25">that specifies targets and limits</text:span></text:span></text:p>
              </text:list-header>
            </text:list>
          </table:table-cell>
        </table:table-row>
        <table:table-row>
          <table:table-cell table:style-name="Table2.A1" office:value-type="string">
            <text:p text:style-name="P30"><text:span text:style-name="Emphasis"><text:span text:style-name="T17">effort</text:span></text:span></text:p>
          </table:table-cell>
          <table:table-cell table:style-name="Table2.A1" office:value-type="string">
            <text:list xml:id="list40219347" text:continue-numbering="true" text:style-name="L3">
              <text:list-header>
                <text:p text:style-name="P62"><text:span text:style-name="Emphasis"><text:span text:style-name="T20">Data.frame,</text:span></text:span><text:span text:style-name="Emphasis"><text:span text:style-name="T15"> </text:span></text:span><text:span text:style-name="Emphasis"><text:span text:style-name="T25">that specifies how effort is distributed across fleets</text:span></text:span></text:p>
              </text:list-header>
            </text:list>
          </table:table-cell>
        </table:table-row>
        <table:table-row>
          <table:table-cell table:style-name="Table2.A1" office:value-type="string">
            <text:p text:style-name="P30"><text:span text:style-name="Emphasis"><text:span text:style-name="T17">trgtArray</text:span></text:span></text:p>
          </table:table-cell>
          <table:table-cell table:style-name="Table2.A1" office:value-type="string">
            <text:list xml:id="list40219486" text:continue-numbering="true" text:style-name="L3">
              <text:list-header>
                <text:p text:style-name="P62"><text:span text:style-name="Emphasis"><text:span text:style-name="T20">Array</text:span></text:span><text:span text:style-name="Emphasis"><text:span text:style-name="T19">, </text:span></text:span><text:span text:style-name="Emphasis"><text:span text:style-name="T26">optional to specify iterations for target</text:span></text:span></text:p>
              </text:list-header>
            </text:list>
          </table:table-cell>
        </table:table-row>
        <table:table-row>
          <table:table-cell table:style-name="Table2.A1" office:value-type="string">
            <text:p text:style-name="P30"><text:span text:style-name="Emphasis"><text:span text:style-name="T17">effArray </text:span></text:span></text:p>
          </table:table-cell>
          <table:table-cell table:style-name="Table2.A1" office:value-type="string">
            <text:list xml:id="list40214587" text:continue-numbering="true" text:style-name="L3">
              <text:list-header>
                <text:p text:style-name="P62"><text:span text:style-name="Emphasis"><text:span text:style-name="T19"><text:tab/></text:span></text:span><text:span text:style-name="Emphasis"><text:span text:style-name="T18">Array</text:span></text:span><text:span text:style-name="Emphasis"><text:span text:style-name="T19">, </text:span></text:span><text:span text:style-name="Emphasis"><text:span text:style-name="T26">optional to specify iterations for effort</text:span></text:span></text:p>
              </text:list-header>
            </text:list>
          </table:table-cell>
        </table:table-row>
        <table:table-row>
          <table:table-cell table:style-name="Table2.A1" office:value-type="string">
            <text:p text:style-name="P30"><text:span text:style-name="Emphasis"><text:span text:style-name="T17">block </text:span></text:span></text:p>
          </table:table-cell>
          <table:table-cell table:style-name="Table2.A1" office:value-type="string">
            <text:list xml:id="list40218646" text:continue-numbering="true" text:style-name="L3">
              <text:list-header>
                <text:p text:style-name="P62"><text:span text:style-name="Emphasis"><text:span text:style-name="T18">Data.frame,</text:span></text:span><text:span text:style-name="Emphasis"><text:span text:style-name="T19"> </text:span></text:span><text:span text:style-name="Emphasis"><text:span text:style-name="T26">that specifies blocks of the above to do simultaneously.</text:span></text:span></text:p>
              </text:list-header>
            </text:list>
          </table:table-cell>
        </table:table-row>
      </table:table>
      <text:p text:style-name="P21"/>
      <text:p text:style-name="P21"/>
      <text:list xml:id="list40195937" text:continue-list="list40210161" text:style-name="L2">
        <text:list-item>
          <text:list>
            <text:list-item>
              <text:list>
                <text:list-item>
                  <text:h text:style-name="P43" text:outline-level="1"><text:span text:style-name="Source_20_Text"><text:span text:style-name="T27">target </text:span></text:span></text:h>
                </text:list-item>
              </text:list>
            </text:list-item>
          </text:list>
        </text:list-item>
      </text:list>
      <text:p text:style-name="P22"><text:span text:style-name="Source_20_Text"><text:span text:style-name="T23">t</text:span></text:span><text:span text:style-name="Source_20_Text"><text:span text:style-name="T21">arget</text:span></text:span><text:span text:style-name="T23"> is a data.frame with the following headings:</text:span></text:p>
      <text:p text:style-name="P25"/>
      <text:p text:style-name="P27"/>
      <table:table table:name="Table3" table:style-name="Table3">
        <table:table-column table:style-name="Table3.A"/>
        <table:table-column table:style-name="Table3.B"/>
        <table:table-row>
          <table:table-cell table:style-name="Table3.A1" office:value-type="string">
            <text:p text:style-name="P30"><text:span text:style-name="Emphasis"><text:span text:style-name="T17">year </text:span></text:span></text:p>
          </table:table-cell>
          <table:table-cell table:style-name="Table3.A1" office:value-type="string">
            <text:list xml:id="list40210007" text:continue-list="list40218646" text:style-name="L3">
              <text:list-header>
                <text:p text:style-name="P74"><text:span text:style-name="Emphasis"><text:span text:style-name="T15"><text:tab/></text:span></text:span><text:span text:style-name="Emphasis"><text:span text:style-name="T25">year for year of projection</text:span></text:span></text:p>
              </text:list-header>
            </text:list>
          </table:table-cell>
        </table:table-row>
        <table:table-row>
          <table:table-cell table:style-name="Table3.A1" office:value-type="string">
            <text:p text:style-name="P30"><text:span text:style-name="Emphasis"><text:span text:style-name="T17">quantity</text:span></text:span></text:p>
          </table:table-cell>
          <table:table-cell table:style-name="Table3.A1" office:value-type="string">
            <text:list xml:id="list40210081" text:continue-numbering="true" text:style-name="L3">
              <text:list-header>
                <text:p text:style-name="P61"><text:span text:style-name="Emphasis"><text:span text:style-name="T25">target type for which projection is being made. These can be “</text:span></text:span><text:span text:style-name="Emphasis"><text:span text:style-name="T29">ssb</text:span></text:span><text:span text:style-name="Emphasis"><text:span text:style-name="T25">”, “</text:span></text:span><text:span text:style-name="Emphasis"><text:span text:style-name="T29">biomass</text:span></text:span><text:span text:style-name="Emphasis"><text:span text:style-name="T25">”, “</text:span></text:span><text:span text:style-name="Emphasis"><text:span text:style-name="T29">catch</text:span></text:span><text:span text:style-name="Emphasis"><text:span text:style-name="T25">”, “l</text:span></text:span><text:span text:style-name="Emphasis"><text:span text:style-name="T29">andings</text:span></text:span><text:span text:style-name="Emphasis"><text:span text:style-name="T25">”, “</text:span></text:span><text:span text:style-name="Emphasis"><text:span text:style-name="T29">discards</text:span></text:span><text:span text:style-name="Emphasis"><text:span text:style-name="T25">”, “</text:span></text:span><text:span text:style-name="Emphasis"><text:span text:style-name="T29">f</text:span></text:span><text:span text:style-name="Emphasis"><text:span text:style-name="T25">”, “</text:span></text:span><text:span text:style-name="Emphasis"><text:span text:style-name="T29">z</text:span></text:span><text:span text:style-name="Emphasis"><text:span text:style-name="T25">”, “</text:span></text:span><text:span text:style-name="Emphasis"><text:span text:style-name="T29">f.landings</text:span></text:span><text:span text:style-name="Emphasis"><text:span text:style-name="T25">”, “</text:span></text:span><text:span text:style-name="Emphasis"><text:span text:style-name="T29">f.discards</text:span></text:span><text:span text:style-name="Emphasis"><text:span text:style-name="T25">”, “</text:span></text:span><text:span text:style-name="Emphasis"><text:span text:style-name="T29">effort</text:span></text:span><text:span text:style-name="Emphasis"><text:span text:style-name="T25">”, </text:span></text:span><text:span text:style-name="Emphasis"><text:span text:style-name="T25">“</text:span></text:span><text:span text:style-name="Emphasis"><text:span text:style-name="T29">costs</text:span></text:span><text:span text:style-name="Emphasis"><text:span text:style-name="T25">”, “</text:span></text:span><text:span text:style-name="Emphasis"><text:span text:style-name="T29">revenue</text:span></text:span><text:span text:style-name="Emphasis"><text:span text:style-name="T25">”, “</text:span></text:span><text:span text:style-name="Emphasis"><text:span text:style-name="T29">profit</text:span></text:span><text:span text:style-name="Emphasis"><text:span text:style-name="T25">”. “</text:span></text:span><text:span text:style-name="Emphasis"><text:span text:style-name="T29">mnsz</text:span></text:span><text:span text:style-name="Emphasis"><text:span text:style-name="T25">”</text:span></text:span></text:p>
              </text:list-header>
            </text:list>
          </table:table-cell>
        </table:table-row>
        <table:table-row>
          <table:table-cell table:style-name="Table3.A1" office:value-type="string">
            <text:p text:style-name="P30"><text:span text:style-name="Emphasis"><text:span text:style-name="T17">min</text:span></text:span></text:p>
          </table:table-cell>
          <table:table-cell table:style-name="Table3.A1" office:value-type="string">
            <text:list xml:id="list40196919" text:continue-numbering="true" text:style-name="L3">
              <text:list-header>
                <text:p text:style-name="P61"><text:span text:style-name="Emphasis"><text:span text:style-name="T26">lower bound for target</text:span></text:span></text:p>
              </text:list-header>
            </text:list>
          </table:table-cell>
        </table:table-row>
        <table:table-row>
          <table:table-cell table:style-name="Table3.A1" office:value-type="string">
            <text:p text:style-name="P30"><text:span text:style-name="Emphasis"><text:span text:style-name="T17">Val </text:span></text:span></text:p>
          </table:table-cell>
          <table:table-cell table:style-name="Table3.A1" office:value-type="string">
            <text:list xml:id="list40212052" text:continue-numbering="true" text:style-name="L3">
              <text:list-header>
                <text:p text:style-name="P61"><text:span text:style-name="Emphasis"><text:span text:style-name="T26">target for quantity</text:span></text:span></text:p>
              </text:list-header>
            </text:list>
          </table:table-cell>
        </table:table-row>
        <table:table-row>
          <table:table-cell table:style-name="Table3.A1" office:value-type="string">
            <text:p text:style-name="P30"><text:span text:style-name="Emphasis"><text:span text:style-name="T17">max</text:span></text:span></text:p>
          </table:table-cell>
          <table:table-cell table:style-name="Table3.A1" office:value-type="string">
            <text:list xml:id="list40216281" text:continue-numbering="true" text:style-name="L3">
              <text:list-header>
                <text:p text:style-name="P61"><text:span text:style-name="Emphasis"><text:span text:style-name="T26">upper bound for target</text:span></text:span></text:p>
              </text:list-header>
            </text:list>
          </table:table-cell>
        </table:table-row>
        <table:table-row>
          <table:table-cell table:style-name="Table3.A1" office:value-type="string">
            <text:p text:style-name="P30"><text:span text:style-name="Emphasis"><text:span text:style-name="T17">stock</text:span></text:span></text:p>
          </table:table-cell>
          <table:table-cell table:style-name="Table3.A1" office:value-type="string">
            <text:list xml:id="list40206972" text:continue-numbering="true" text:style-name="L3">
              <text:list-header>
                <text:p text:style-name="P64">stock for which target applies</text:p>
              </text:list-header>
            </text:list>
          </table:table-cell>
        </table:table-row>
        <table:table-row>
          <table:table-cell table:style-name="Table3.A1" office:value-type="string">
            <text:p text:style-name="P30"><text:span text:style-name="Emphasis"><text:span text:style-name="T17">fleet</text:span></text:span></text:p>
          </table:table-cell>
          <table:table-cell table:style-name="Table3.A1" office:value-type="string">
            <text:list xml:id="list40210415" text:continue-numbering="true" text:style-name="L3">
              <text:list-header>
                <text:p text:style-name="P64">fleet for which target applies</text:p>
              </text:list-header>
            </text:list>
          </table:table-cell>
        </table:table-row>
        <table:table-row>
          <table:table-cell table:style-name="Table3.A1" office:value-type="string">
            <text:p text:style-name="P30"><text:span text:style-name="Emphasis"><text:span text:style-name="T17">metier</text:span></text:span></text:p>
          </table:table-cell>
          <table:table-cell table:style-name="Table3.A1" office:value-type="string">
            <text:list xml:id="list40201904" text:continue-numbering="true" text:style-name="L3">
              <text:list-header>
                <text:p text:style-name="P64">metier for which target applies</text:p>
              </text:list-header>
            </text:list>
          </table:table-cell>
        </table:table-row>
        <table:table-row>
          <table:table-cell table:style-name="Table3.A1" office:value-type="string">
            <text:p text:style-name="P30"><text:span text:style-name="Emphasis"><text:span text:style-name="T17">rel </text:span></text:span></text:p>
          </table:table-cell>
          <table:table-cell table:style-name="Table3.A1" office:value-type="string">
            <text:list xml:id="list40223885" text:continue-numbering="true" text:style-name="L3">
              <text:list-header>
                <text:p text:style-name="P61"><text:span text:style-name="T28">if </text:span><text:span text:style-name="Source_20_Text"><text:span text:style-name="T28">NA </text:span></text:span><text:span text:style-name="T28">then quantity is absolute, otherwise it specifies the year which target is relative to</text:span></text:p>
              </text:list-header>
            </text:list>
          </table:table-cell>
        </table:table-row>
      </table:table>
      <text:list xml:id="list38460009" text:style-name="L4">
        <text:list-header>
          <text:p text:style-name="P67"/>
        </text:list-header>
      </text:list>
      <text:p text:style-name="P15"><text:span text:style-name="T28">Not all of these quantities need to be supplied when creating an</text:span><text:span text:style-name="T25"> </text:span><text:span text:style-name="Source_20_Text"><text:span text:style-name="T25">fwdC</text:span></text:span><text:span text:style-name="Source_20_Text"><text:span text:style-name="T28">ontrol</text:span></text:span><text:span text:style-name="T28"> object, in the majority of cases and only </text:span><text:span text:style-name="Emphasis"><text:span text:style-name="T28">year</text:span></text:span><text:span text:style-name="T28">, </text:span><text:span text:style-name="Emphasis"><text:span text:style-name="T28">quantity</text:span></text:span><text:span text:style-name="T28"> and </text:span><text:span text:style-name="Emphasis"><text:span text:style-name="T28">value will be</text:span></text:span><text:span text:style-name="T28"> specified.</text:span></text:p>
      <text:p text:style-name="P19"/>
      <text:p text:style-name="P15"><text:span text:style-name="T11">Projections can be made for a variety of target types by setting </text:span><text:span text:style-name="Source_20_Text"><text:span text:style-name="T11">quantity</text:span></text:span><text:span text:style-name="T11"> e.g.</text:span><text:span text:style-name="T28"> </text:span></text:p>
      <text:p text:style-name="P19"/>
      <table:table table:name="Table4" table:style-name="Table4">
        <table:table-column table:style-name="Table4.A"/>
        <table:table-column table:style-name="Table4.B"/>
        <table:table-row>
          <table:table-cell table:style-name="Table4.A1" office:value-type="string">
            <text:p text:style-name="P34">ssb</text:p>
          </table:table-cell>
          <table:table-cell table:style-name="Table4.A1" office:value-type="string">
            <text:p text:style-name="P14">Spawning stock biomass</text:p>
          </table:table-cell>
        </table:table-row>
        <table:table-row>
          <table:table-cell table:style-name="Table4.A1" office:value-type="string">
            <text:p text:style-name="P34">biomass</text:p>
          </table:table-cell>
          <table:table-cell table:style-name="Table4.A1" office:value-type="string">
            <text:p text:style-name="P33">Biomass</text:p>
          </table:table-cell>
        </table:table-row>
        <table:table-row>
          <table:table-cell table:style-name="Table4.A1" office:value-type="string">
            <text:p text:style-name="P34">catch</text:p>
          </table:table-cell>
          <table:table-cell table:style-name="Table4.A1" office:value-type="string">
            <text:p text:style-name="P33">Catch biomass</text:p>
          </table:table-cell>
        </table:table-row>
        <table:table-row>
          <table:table-cell table:style-name="Table4.A1" office:value-type="string">
            <text:p text:style-name="P34">landings</text:p>
          </table:table-cell>
          <table:table-cell table:style-name="Table4.A1" office:value-type="string">
            <text:p text:style-name="P33">Landings biomass</text:p>
          </table:table-cell>
        </table:table-row>
        <table:table-row>
          <table:table-cell table:style-name="Table4.A1" office:value-type="string">
            <text:p text:style-name="P34">discards</text:p>
          </table:table-cell>
          <table:table-cell table:style-name="Table4.A1" office:value-type="string">
            <text:p text:style-name="P33">Discard biomass</text:p>
          </table:table-cell>
        </table:table-row>
        <table:table-row>
          <table:table-cell table:style-name="Table4.A1" office:value-type="string">
            <text:p text:style-name="P34">f</text:p>
          </table:table-cell>
          <table:table-cell table:style-name="Table4.A1" office:value-type="string">
            <text:p text:style-name="P32">Mean Fishing mortality across ages</text:p>
          </table:table-cell>
        </table:table-row>
        <table:table-row>
          <table:table-cell table:style-name="Table4.A1" office:value-type="string">
            <text:p text:style-name="P34">f.catch</text:p>
          </table:table-cell>
          <table:table-cell table:style-name="Table4.A1" office:value-type="string">
            <text:p text:style-name="P32">Mean Fishing mortality of catch across ages</text:p>
          </table:table-cell>
        </table:table-row>
        <table:table-row>
          <table:table-cell table:style-name="Table4.A1" office:value-type="string">
            <text:p text:style-name="P34">f.landings</text:p>
          </table:table-cell>
          <table:table-cell table:style-name="Table4.A1" office:value-type="string">
            <text:p text:style-name="P32">Mean Fishing mortality of landings across ages</text:p>
          </table:table-cell>
        </table:table-row>
        <table:table-row>
          <table:table-cell table:style-name="Table4.A1" office:value-type="string">
            <text:p text:style-name="P34">f.discards</text:p>
          </table:table-cell>
          <table:table-cell table:style-name="Table4.A1" office:value-type="string">
            <text:p text:style-name="P32">Mean Fishing mortality of discards across ages</text:p>
          </table:table-cell>
        </table:table-row>
        <table:table-row>
          <table:table-cell table:style-name="Table4.A1" office:value-type="string">
            <text:p text:style-name="P34">effort</text:p>
          </table:table-cell>
          <table:table-cell table:style-name="Table4.A1" office:value-type="string">
            <text:p text:style-name="P32">effort</text:p>
          </table:table-cell>
        </table:table-row>
        <table:table-row>
          <table:table-cell table:style-name="Table4.A1" office:value-type="string">
            <text:p text:style-name="P34">costs</text:p>
          </table:table-cell>
          <table:table-cell table:style-name="Table4.A1" office:value-type="string">
            <text:p text:style-name="P32">Total costs</text:p>
          </table:table-cell>
        </table:table-row>
        <table:table-row>
          <table:table-cell table:style-name="Table4.A1" office:value-type="string">
            <text:p text:style-name="P34">revenue</text:p>
          </table:table-cell>
          <table:table-cell table:style-name="Table4.A1" office:value-type="string">
            <text:p text:style-name="P32">revenue</text:p>
          </table:table-cell>
        </table:table-row>
        <table:table-row>
          <table:table-cell table:style-name="Table4.A1" office:value-type="string">
            <text:p text:style-name="P34">profit</text:p>
          </table:table-cell>
          <table:table-cell table:style-name="Table4.A1" office:value-type="string">
            <text:p text:style-name="P32">profit</text:p>
          </table:table-cell>
        </table:table-row>
        <table:table-row>
          <table:table-cell table:style-name="Table4.A1" office:value-type="string">
            <text:p text:style-name="P34">mnsz</text:p>
          </table:table-cell>
          <table:table-cell table:style-name="Table4.A1" office:value-type="string">
            <text:p text:style-name="P32">Mean size in population</text:p>
          </table:table-cell>
        </table:table-row>
      </table:table>
      <text:p text:style-name="P20"/>
      <text:p text:style-name="P19"/>
      <text:list xml:id="list40212046" text:continue-list="list40195937" text:style-name="L2">
        <text:list-item>
          <text:list>
            <text:list-item>
              <text:list>
                <text:list-item>
                  <text:h text:style-name="P46" text:outline-level="1">trgtArray </text:h>
                </text:list-item>
              </text:list>
            </text:list-item>
          </text:list>
        </text:list-item>
      </text:list>
      <text:p text:style-name="P15"><text:span text:style-name="Source_20_Text"><text:span text:style-name="T28">trgtArray</text:span></text:span><text:span text:style-name="T28"> is an array of the same dimensions as the </text:span><text:span text:style-name="Source_20_Text"><text:span text:style-name="T28">year</text:span></text:span><text:span text:style-name="T28"> column in the </text:span><text:span text:style-name="Source_20_Text"><text:span text:style-name="T28">target</text:span></text:span><text:span text:style-name="T28"> slot and the number of iterations in the </text:span><text:span text:style-name="Source_20_Text"><text:span text:style-name="T28">FLStock</text:span></text:span><text:span text:style-name="T28"> object. It sets the target value and/or min and/or max bounds for each iteration. Otherwise the value i</text:span><text:span text:style-name="T25">n </text:span><text:span text:style-name="Source_20_Text"><text:span text:style-name="T25">fwdT</text:span></text:span><text:span text:style-name="Source_20_Text"><text:span text:style-name="T28">arget</text:span></text:span><text:span text:style-name="T28"> is used for all iters.</text:span></text:p>
      <text:p text:style-name="P19"/>
      <text:list xml:id="list40200710" text:continue-numbering="true" text:style-name="L2">
        <text:list-item>
          <text:list>
            <text:list-item>
              <text:list>
                <text:list-item>
                  <text:h text:style-name="P49" text:outline-level="1"><text:soft-page-break/>effort </text:h>
                </text:list-item>
              </text:list>
            </text:list-item>
          </text:list>
        </text:list-item>
      </text:list>
      <text:p text:style-name="P15"><text:span text:style-name="Source_20_Text"><text:span text:style-name="T28">Effort</text:span></text:span><text:span text:style-name="T28"> is only used if FLFleet(s) or FLCatch(es) are specified. </text:span></text:p>
      <text:p text:style-name="P19"/>
      <text:list xml:id="list40209202" text:continue-numbering="true" text:style-name="L2">
        <text:list-item>
          <text:list>
            <text:list-item>
              <text:list>
                <text:list-item>
                  <text:h text:style-name="P47" text:outline-level="1"><text:span text:style-name="Source_20_Text"><text:span text:style-name="T27">effArray </text:span></text:span></text:h>
                </text:list-item>
              </text:list>
            </text:list-item>
          </text:list>
        </text:list-item>
      </text:list>
      <text:p text:style-name="P15"><text:span text:style-name="Source_20_Text"><text:span text:style-name="T28">effArray</text:span></text:span><text:span text:style-name="T28"> similar to </text:span><text:span text:style-name="Source_20_Text"><text:span text:style-name="T28">trgtArray</text:span></text:span><text:span text:style-name="T28"> but for </text:span><text:span text:style-name="Source_20_Text"><text:span text:style-name="T28">effort</text:span></text:span></text:p>
      <text:p text:style-name="P22"/>
      <text:list xml:id="list40217890" text:continue-numbering="true" text:style-name="L2">
        <text:list-item>
          <text:list>
            <text:list-item>
              <text:list>
                <text:list-item>
                  <text:h text:style-name="P49" text:outline-level="1">block</text:h>
                </text:list-item>
              </text:list>
            </text:list-item>
          </text:list>
        </text:list-item>
      </text:list>
      <text:p text:style-name="P17"><text:span text:style-name="Source_20_Text"><text:span text:style-name="T23">Specifies how things are done together rather than in sequence.</text:span></text:span></text:p>
      <text:p text:style-name="P17"><text:span text:style-name="Source_20_Text"><text:span text:style-name="T23"/></text:span></text:p>
      <text:list xml:id="list40200102" text:continue-numbering="true" text:style-name="L2">
        <text:list-item>
          <text:h text:style-name="P49" text:outline-level="1">Stock-recruitment</text:h>
        </text:list-item>
      </text:list>
      <text:p text:style-name="P15"><text:span text:style-name="Source_20_Text"><text:span text:style-name="T28">The stock recruitment relationship can be specified in a variety of ways, e.g. either as an object of type FLSR or as a list containing two objects corresponding to the functional form (e.g. either in the form of a formula or a character string) and </text:span></text:span></text:p>
      <text:p text:style-name="P15"><text:span text:style-name="Source_20_Text"><text:span text:style-name="T28">the parameters either (as an object of type FLPar or of type numeric). </text:span></text:span></text:p>
      <text:p text:style-name="P15"><text:span text:style-name="Source_20_Text"><text:span text:style-name="T28"/></text:span></text:p>
      <text:p text:style-name="P15"><text:span text:style-name="Source_20_Text"><text:span text:style-name="T28">The parameters of the SRR do not need to be stationary and can vary by year: </text:span></text:span></text:p>
      <text:p text:style-name="P15"><text:span text:style-name="Source_20_Text"><text:span text:style-name="T28"/></text:span></text:p>
      <text:p text:style-name="P15"><text:span text:style-name="Source_20_Text"><text:span text:style-name="T28">Residuals from an SRR fit can also be included, which can be multiplicative (default) or additive.</text:span></text:span></text:p>
      <text:p text:style-name="P15"><text:span text:style-name="Source_20_Text"><text:span text:style-name="T28"/></text:span></text:p>
      <text:list xml:id="list40207638" text:continue-numbering="true" text:style-name="L2">
        <text:list-item>
          <text:h text:style-name="P43" text:outline-level="1">Projections</text:h>
        </text:list-item>
      </text:list>
      <text:p text:style-name="P15"><text:span text:style-name="Source_20_Text"><text:span text:style-name="T28">Here are some simple examples of running <text:s/>projection, first you have to set up the assumptions about the future, i.e. growth, selectivity, etc. This can be done <text:s/>using the stf method()</text:span></text:span><text:bookmark-start text:name="_Toc257126546"/><text:span text:style-name="Source_20_Text"><text:span text:style-name="T28">.</text:span></text:span><text:bookmark-end text:name="_Toc257126546"/></text:p>
      <text:p text:style-name="P15"><text:span text:style-name="Source_20_Text"><text:span text:style-name="T28"/></text:span></text:p>
      <text:p text:style-name="P15"><draw:frame draw:style-name="fr1" draw:name="Frame20" text:anchor-type="as-char" svg:y="-0.116cm" svg:width="16.887cm" style:rel-width="scale" svg:height="1.868cm" style:rel-height="scale-min" draw:z-index="1"><draw:text-box><text:p text:style-name="P3">library(FLash)</text:p><text:p text:style-name="P3">library(FLAssess)</text:p><text:p text:style-name="P3"/><text:p text:style-name="P3">#### Set up a short term forecast for an FLStock object by adding extra years </text:p><text:p text:style-name="P3">## The default forecast is 3 years, </text:p><text:p text:style-name="P3">alb3&lt;-stf(alb)</text:p><text:p text:style-name="P3"/><text:p text:style-name="P3">## Check what´s happened</text:p><text:p text:style-name="P3">summary(alb)</text:p><text:p text:style-name="P3">summary(alb3)</text:p><text:p text:style-name="P3"/><text:p text:style-name="P3">## by default future F is the mean of last 3 years</text:p><text:p text:style-name="P3">mean(fbar(alb)[,ac(2007-(0:2))])</text:p><text:p text:style-name="P3">fbar(alb3)[,ac(2007+(1:3))]</text:p><text:p text:style-name="P3"/><text:p text:style-name="P3">## by default future F is the mean of last 3 years</text:p><text:p text:style-name="P3">mean(fbar(alb)[,ac(2007-(0:2))])</text:p><text:p text:style-name="P3">fbar(alb3)[,ac(2007+(1:3))]</text:p><text:p text:style-name="P6"/><text:p text:style-name="P2"><text:span text:style-name="T2">Chunk </text:span><text:span text:style-name="T2"><text:variable-set text:name="chunk" office:value-type="float" office:value="1" style:data-style-name="N0">1</text:variable-set></text:span><text:span text:style-name="T2">:</text:span></text:p></draw:text-box></draw:frame></text:p>
      <text:list xml:id="list40205327" text:continue-numbering="true" text:style-name="L2">
        <text:list-header>
          <text:h text:style-name="P43" text:outline-level="1"/>
          <text:list>
            <text:list-item>
              <text:h text:style-name="P49" text:outline-level="1">Targets</text:h>
            </text:list-item>
          </text:list>
        </text:list-header>
      </text:list>
      <text:p text:style-name="P17"><text:span text:style-name="Source_20_Text"><text:span text:style-name="T23">The most common form of projection is for a range of constant fishing effort or catch targets. This allows managers to see what next years TAC should be, the long-term prognosis for the stock and the economic consequences for the fishing industry.</text:span></text:span></text:p>
      <text:p text:style-name="P15"><text:soft-page-break/><draw:frame draw:style-name="fr1" draw:name="Frame25" text:anchor-type="as-char" svg:y="0.353cm" svg:width="17.217cm" style:rel-width="scale" svg:height="4.29cm" style:rel-height="scale-min" draw:z-index="3"><draw:text-box><text:p text:style-name="P3">## Constant F Projection for a 20 year projection</text:p><text:p text:style-name="P3">alb20&lt;-stf(alb,nyear=20)</text:p><text:p text:style-name="P3"/><text:p text:style-name="P3">#### SRR</text:p><text:p text:style-name="P3">albSR <text:s text:c="6"/>&lt;-as.FLSR(alb)</text:p><text:p text:style-name="P3">model(albSR)&lt;-bevholt()</text:p><text:p text:style-name="P3">albSR <text:s text:c="6"/>&lt;-fmle(albSR)</text:p><text:p text:style-name="P3"/><text:p text:style-name="P3">#### BRPs</text:p><text:p text:style-name="P3">albBRP&lt;-FLBRP(alb,sr=albSR)</text:p><text:p text:style-name="P3">computeRefpts(albBRP)</text:p><text:p text:style-name="P3"/><text:p text:style-name="P3"/><text:p text:style-name="P3">albBRP&lt;-brp(albBRP)</text:p><text:p text:style-name="P3"/><text:p text:style-name="P3"><text:tab/></text:p><text:p text:style-name="P3"># Use F0.1 as fishing mortality target</text:p><text:p text:style-name="P3">F0.1&lt;-refpts(albBRP)["f0.1","harvest",drop=T]</text:p><text:p text:style-name="P3">#### bug</text:p><text:p text:style-name="P3">ctrl <text:s text:c="4"/>&lt;-fwdControl(data.frame(</text:p><text:p text:style-name="P3"><text:s text:c="15"/>year <text:s text:c="3"/>=2008:2027,</text:p><text:p text:style-name="P3"><text:s text:c="15"/>val <text:s text:c="4"/>=F0.1,</text:p><text:p text:style-name="P3"><text:s text:c="15"/>quantity="f"))</text:p><text:p text:style-name="P3"/><text:p text:style-name="P3">albF1 <text:s text:c="4"/>&lt;-fwd(alb20,ctrl=ctrl,sr=albSR)</text:p><text:p text:style-name="P3"/><text:p text:style-name="P3">plot(albF1)</text:p><text:p text:style-name="P3">ctrl <text:s text:c="4"/>&lt;-fwdControl(data.frame(</text:p><text:p text:style-name="P3"><text:s text:c="15"/>year <text:s text:c="3"/>=2008:2027,</text:p><text:p text:style-name="P3"><text:s text:c="15"/>val <text:s text:c="4"/>=F0.1*0.5,</text:p><text:p text:style-name="P3"><text:s text:c="15"/>quantity="f"))</text:p><text:p text:style-name="P3">albF2 <text:s text:c="4"/>&lt;-fwd(alb20, ctrl=ctrl, sr=albSR)</text:p><text:p text:style-name="P3"/><text:p text:style-name="P3">ctrl <text:s text:c="4"/>&lt;-fwdControl(data.frame(</text:p><text:p text:style-name="P3"><text:s text:c="15"/>year <text:s text:c="3"/>=2008:2027,</text:p><text:p text:style-name="P3"><text:s text:c="15"/>val <text:s text:c="4"/>=F0.1*2.0,</text:p><text:p text:style-name="P3"><text:s text:c="15"/>quantity="f"))</text:p><text:p text:style-name="P3">albF3 <text:s text:c="4"/>&lt;-fwd(alb20, ctrl=ctrl, sr=albSR)</text:p><text:p text:style-name="P3"/><text:p text:style-name="P3"/><text:p text:style-name="P3">## Create an FlStock object</text:p><text:p text:style-name="P3">albF0.1&lt;-FLStocks("F0.1"=albF1,"half"=albF2,"double"=albF3)</text:p><text:p text:style-name="P3">plot(albF0.1)</text:p><text:p text:style-name="P3"/><text:p text:style-name="P3">## Cut the plots</text:p><text:p text:style-name="P3">plot(lapply(albF0.1,window,start=1990))</text:p><text:p text:style-name="P3"/><text:p text:style-name="P3">## Compare alternatives</text:p><text:p text:style-name="P3">lapply(lapply(albF0.1,window,start=2008),computeCatch)</text:p><text:p text:style-name="P3"/><text:p text:style-name="P3">#### Total catch</text:p><text:p text:style-name="P3">lapply(lapply(lapply(albF0.1,window,start=2008),computeCatch),sum)</text:p><text:p text:style-name="P6"/><text:p text:style-name="P3">#### Short-term</text:p><text:p text:style-name="P3">unlist(lapply(lapply(lapply(albF0.1,window,start=2008,end=2013),computeCatch),sum))</text:p><text:p text:style-name="P3">#### Medium-term</text:p><text:p text:style-name="P3">unlist(lapply(lapply(lapply(albF0.1,window,start=2016,end=2020),computeCatch),sum))</text:p><text:p text:style-name="P3">#### Long-term</text:p><text:p text:style-name="P3">unlist(lapply(lapply(lapply(albF0.1,window,start=2023,end=2027),computeCatch),sum))</text:p><text:p text:style-name="P3"/><text:p text:style-name="P37">Chunk <text:variable-set text:name="chunk" text:formula="ooow:chunk+1" office:value-type="float" office:value="2" style:data-style-name="N0">2</text:variable-set>:</text:p></draw:text-box></draw:frame></text:p>
      <text:h text:style-name="P48" text:outline-level="1" text:is-list-header="true"><text:soft-page-break/><text:span text:style-name="Source_20_Text"><text:span text:style-name="T23"/></text:span></text:h>
      <text:h text:style-name="P48" text:outline-level="1" text:is-list-header="true"><text:span text:style-name="Source_20_Text"><text:span text:style-name="T23">A comparison of <text:s/>constant catch and constant F strategies</text:span></text:span></text:h>
      <text:p text:style-name="P17"><text:span text:style-name="Source_20_Text"><text:span text:style-name="T23"><draw:frame draw:style-name="fr1" draw:name="Frame1" text:anchor-type="as-char" svg:y="-0.116cm" svg:width="16.887cm" style:rel-width="scale" svg:height="1.868cm" style:rel-height="scale-min" draw:z-index="2"><draw:text-box><text:p text:style-name="P3">#### constant catch startegies</text:p><text:p text:style-name="P3">ctch&lt;-mean(computeCatch(alb)[,ac(2003:2007)])</text:p><text:p text:style-name="P3"/><text:p text:style-name="P3">albC&lt;-FLStocks()</text:p><text:p text:style-name="P3">ctrl&lt;-fwdControl(data.frame(year=2008:2027,val=ctch,quantity="catch"))</text:p><text:p text:style-name="P3">albC[["1.0"]] <text:s text:c="4"/>&lt;-fwd(alb20,ctrl=ctrl,sr=albSR)</text:p><text:p text:style-name="P3"/><text:p text:style-name="P3">ctrl <text:s text:c="4"/>&lt;-fwdControl(data.frame(year=2008:2027,val=0.5*ctch,quantity="catch"))</text:p><text:p text:style-name="P3">albC[["0.5"]] <text:s text:c="4"/>&lt;-fwd(alb20,ctrl=ctrl,sr=albSR)</text:p><text:p text:style-name="P3"/><text:p text:style-name="P3">ctrl <text:s text:c="4"/>&lt;-fwdControl(data.frame(year=2008:2027,val=1.5*ctch,quantity="catch"))</text:p><text:p text:style-name="P3">albC[["1.5"]] <text:s text:c="4"/>&lt;-fwd(alb20,ctrl=ctrl,sr=albSR)</text:p><text:p text:style-name="P3">plot(albC)</text:p><text:p text:style-name="P3"/><text:p text:style-name="P3">#### compare startegies</text:p><text:p text:style-name="P3">plot(FLStocks(albC[[1]],albF0.1[[1]]))</text:p><text:p text:style-name="P35"><text:span text:style-name="T35">Chunk </text:span><text:span text:style-name="T35"><text:variable-set text:name="chunk" text:formula="ooow:chunk+1" office:value-type="float" office:value="3" style:data-style-name="N0">3</text:variable-set></text:span><text:span text:style-name="T35">:</text:span></text:p></draw:text-box></draw:frame></text:span></text:span></text:p>
      <text:h text:style-name="P42" text:outline-level="1" text:is-list-header="true"/>
      <text:p text:style-name="P15"><text:span text:style-name="Source_20_Text"><text:span text:style-name="T28">Often projections are performed for a variety of targets and constraints, <text:s/>requiring a m</text:span></text:span><text:span text:style-name="Source_20_Text"><text:span text:style-name="T27">ixture of targets, limits and constraints</text:span></text:span><text:span text:style-name="Source_20_Text"><text:span text:style-name="T28"> e.g. when calculating a catch limit or TAC for next year and you don't know what the population is this year. So first you have to make a projection for this year based on the last TAC before setting the catch equivalent to a target F! <text:s/></text:span></text:span></text:p>
      <text:p text:style-name="P17"><text:span text:style-name="Source_20_Text"><text:span text:style-name="T28"/></text:span></text:p>
      <text:list xml:id="list40224452" text:continue-numbering="true" text:style-name="L2">
        <text:list-item>
          <text:list>
            <text:list-item>
              <text:h text:style-name="P49" text:outline-level="1">Limits </text:h>
            </text:list-item>
          </text:list>
        </text:list-item>
      </text:list>
      <text:p text:style-name="P17"><text:span text:style-name="Source_20_Text"><text:span text:style-name="T23">To get round the problem above with a constant catch strategy an upper bound on F can be set.</text:span></text:span></text:p>
      <text:p text:style-name="P17"><text:span text:style-name="Source_20_Text"><text:span text:style-name="T23"><draw:frame draw:style-name="fr1" draw:name="Frame3" text:anchor-type="as-char" svg:y="-0.116cm" svg:width="16.887cm" style:rel-width="scale" svg:height="1.868cm" style:rel-height="scale-min" draw:z-index="5"><draw:text-box><text:p text:style-name="P6">#### constant catch with an upper F bound</text:p><text:p text:style-name="P3">ctrl&lt;-fwdControl(data.frame(year <text:s text:c="3"/>=rep(2008:2027,each=20),</text:p><text:p text:style-name="P3"><text:s text:c="28"/>val <text:s text:c="4"/>=rep(c(ctch*1.5,NA),20),</text:p><text:p text:style-name="P3"><text:tab/><text:tab/><text:tab/> <text:s text:c="5"/>max <text:s text:c="4"/>=rep(c(NA,F0.1),20),</text:p><text:p text:style-name="P3"><text:s text:c="28"/>quantity=rep(c("catch","f"),20)))</text:p><text:p text:style-name="P3">albFC&lt;-fwd(alb20,ctrl=ctrl,sr=albSR)</text:p><text:p text:style-name="P3">plot(albFC)</text:p><text:p text:style-name="P35"><text:span text:style-name="T35">Chunk </text:span><text:span text:style-name="T35"><text:variable-set text:name="chunk" text:formula="ooow:chunk+1" office:value-type="float" office:value="4" style:data-style-name="N0">4</text:variable-set></text:span><text:span text:style-name="T35">:</text:span></text:p></draw:text-box></draw:frame></text:span></text:span></text:p>
      <text:p text:style-name="P13"><text:span text:style-name="Source_20_Text"><text:span text:style-name="T23">This way the stock won´t collapse if the current stock size is too small to support the catch or because in the future there is a series of low recruitments. </text:span></text:span></text:p>
      <text:p text:style-name="P17"><text:span text:style-name="Source_20_Text"><text:span text:style-name="T27"/></text:span></text:p>
      <text:list xml:id="list40222622" text:continue-numbering="true" text:style-name="L2">
        <text:list-item>
          <text:list>
            <text:list-item>
              <text:h text:style-name="P49" text:outline-level="1">Relative targets and limits</text:h>
            </text:list-item>
          </text:list>
        </text:list-item>
      </text:list>
      <text:p text:style-name="P15"><text:span text:style-name="Source_20_Text"><text:span text:style-name="T28">An aim of a management plan might be to reduce F but to do it gradually, i.e. by 5% each year until a target level is reached. This way the impact on the industry could be mitigated by phasing in capacity reduction and with a carrot of increased stable catches in the future. </text:span></text:span></text:p>
      <text:p text:style-name="P15"><text:span text:style-name="Source_20_Text"><text:span text:style-name="T28"/></text:span></text:p>
      <text:p text:style-name="P15"><text:span text:style-name="Source_20_Text"><text:span text:style-name="T28"><draw:frame draw:style-name="fr1" draw:name="Frame4" text:anchor-type="as-char" svg:y="-0.116cm" svg:width="16.887cm" style:rel-width="scale" svg:height="1.868cm" style:rel-height="scale-min" draw:z-index="6"><draw:text-box><text:p text:style-name="P6">#### 5% F reduction</text:p><text:p text:style-name="P3">ctrl&lt;-fwdControl(data.frame(year <text:s text:c="3"/>=rep(2008:2027,each=2),</text:p><text:p text:style-name="P3"><text:s text:c="28"/>rel.year=c(t(array(c(2007:2026,rep(NA,20)),c(20,2)))),</text:p><text:p text:style-name="P3"><text:s text:c="28"/>val <text:s text:c="4"/>=rep(c(0.95,NA),20),</text:p><text:p text:style-name="P3"><text:s text:c="28"/>min <text:s text:c="4"/>=rep(c(NA,F0.1*.5),20),</text:p><text:p text:style-name="P3"><text:s text:c="28"/>quantity=rep(c("catch","f"),20)))</text:p><text:p text:style-name="P3">albFC&lt;-fwd(alb20,ctrl=ctrl,sr=albSR)</text:p><text:p text:style-name="P3">plot(albFC)</text:p><text:p text:style-name="P35"><text:span text:style-name="T35">Chunk </text:span><text:span text:style-name="T35"><text:variable-set text:name="chunk" text:formula="ooow:chunk+1" office:value-type="float" office:value="5" style:data-style-name="N0">5</text:variable-set></text:span><text:span text:style-name="T35">:</text:span></text:p></draw:text-box></draw:frame></text:span></text:span></text:p>
      <text:p text:style-name="P28"/>
      <text:list xml:id="list40227647" text:continue-numbering="true" text:style-name="L2">
        <text:list-item>
          <text:list>
            <text:list-item>
              <text:p text:style-name="P69"><text:span text:style-name="Source_20_Text">SSB increase</text:span></text:p>
            </text:list-item>
          </text:list>
        </text:list-item>
      </text:list>
      <text:p text:style-name="P15"><text:span text:style-name="Source_20_Text"><text:span text:style-name="T28">Alternatively priority could be given to stock rebuilding, effort and catches (hence employment and revenue) would solely depend on how fast the stock rebuilt.</text:span></text:span></text:p>
      <text:p text:style-name="P15"><text:span text:style-name="Source_20_Text"><text:span text:style-name="T28"/></text:span></text:p>
      <text:p text:style-name="P15"><text:soft-page-break/><text:span text:style-name="Source_20_Text"><text:span text:style-name="T28"><draw:frame draw:style-name="fr1" draw:name="Frame6" text:anchor-type="as-char" svg:y="-0.116cm" svg:width="16.887cm" style:rel-width="scale" svg:height="1.868cm" style:rel-height="scale-min" draw:z-index="7"><draw:text-box><text:p text:style-name="P3">#### 10% SSB increase </text:p><text:p text:style-name="P3">ctrl&lt;-fwdControl(data.frame(year <text:s text:c="3"/>=2008:2027,</text:p><text:p text:style-name="P3"><text:s text:c="28"/>rel.year=2007:2026,</text:p><text:p text:style-name="P3"><text:s text:c="28"/>min <text:s text:c="4"/>=1.10,</text:p><text:p text:style-name="P3"><text:s text:c="28"/>quantity="ssb"))</text:p><text:p text:style-name="P3">albSSB&lt;-fwd(alb20,ctrl=ctrl,sr=albSR)</text:p><text:p text:style-name="P3">plot(albSSB)</text:p><text:p text:style-name="P35"><text:span text:style-name="T35">Chunk </text:span><text:span text:style-name="T35"><text:variable-set text:name="chunk" text:formula="ooow:chunk+1" office:value-type="float" office:value="6" style:data-style-name="N0">6</text:variable-set></text:span><text:span text:style-name="T35">:</text:span></text:p></draw:text-box></draw:frame></text:span></text:span></text:p>
      <text:p text:style-name="P15"><text:span text:style-name="Source_20_Text"><text:span text:style-name="T28"/></text:span></text:p>
      <text:p text:style-name="P15"><text:span text:style-name="Source_20_Text"><text:span text:style-name="T28">However, banking the stock shouldn´t go on indefinitely, eventually the benefits of an increased stock should translate into increased yields. This can be done by setting a lower bound on fishing mortality. </text:span></text:span></text:p>
      <text:p text:style-name="P15"><text:span text:style-name="Source_20_Text"><text:span text:style-name="T28"/></text:span></text:p>
      <text:p text:style-name="P15"><text:span text:style-name="Source_20_Text"><text:span text:style-name="T28"/></text:span></text:p>
      <text:list xml:id="list40223509" text:continue-numbering="true" text:style-name="L2">
        <text:list-item>
          <text:list>
            <text:list-item>
              <text:list>
                <text:list-item>
                  <text:h text:style-name="P44" text:outline-level="1">Harvest Control Rules</text:h>
                </text:list-item>
              </text:list>
            </text:list-item>
          </text:list>
        </text:list-item>
      </text:list>
      <text:p text:style-name="P18"><text:span text:style-name="Source_20_Text"><text:span text:style-name="T7">A HCR is typically used to set a fishing mortality (often via a total allowable catch or TAC) based upon the assessed biomass: the objective is to keep the stock with safe biological levels while achieving the maximum sustainable yield. <text:s/>This is achieved by setting a value of biomass (Btarget) above which fishing mortality is set to F</text:span></text:span><text:span text:style-name="Source_20_Text"><text:span text:style-name="T9">target</text:span></text:span><text:span text:style-name="Source_20_Text"><text:span text:style-name="T7"> , otherwise it is reduced linearly if <text:s/>B</text:span></text:span><text:span text:style-name="Source_20_Text"><text:span text:style-name="T9">threshold</text:span></text:span><text:span text:style-name="Source_20_Text"><text:span text:style-name="T7"> ≥ <text:s/>biomass ≤B</text:span></text:span><text:span text:style-name="Source_20_Text"><text:span text:style-name="T9">target</text:span></text:span><text:span text:style-name="Source_20_Text"><text:span text:style-name="T7">, otherwise F is set to a low level. </text:span></text:span></text:p>
      <text:p text:style-name="P12"><text:span text:style-name="Source_20_Text"><text:span text:style-name="T7"><draw:g text:anchor-type="as-char" svg:y="-0.231cm" draw:z-index="0" draw:style-name="gr1"><draw:rect draw:style-name="gr2" draw:text-style-name="P75" svg:width="17.225cm" svg:height="9.737cm" svg:x="0cm" svg:y="0cm"><text:p/></draw:rect><draw:custom-shape draw:style-name="gr3" draw:text-style-name="P76" svg:width="11.699cm" svg:height="7.25cm" svg:x="4.336cm" svg:y="0.476cm"><text:p/><draw:enhanced-geometry svg:viewBox="0 0 21600 21600" draw:type="rectangle" draw:enhanced-path="M 0 0 L 21600 0 21600 21600 0 21600 0 0 Z N"/></draw:custom-shape><draw:line draw:style-name="gr4" draw:text-style-name="P75" svg:x1="4.337cm" svg:y1="5.556cm" svg:x2="6.589cm" svg:y2="5.558cm"><text:p/></draw:line><draw:line draw:style-name="gr4" draw:text-style-name="P75" svg:x1="6.59cm" svg:y1="5.555cm" svg:x2="11.035cm" svg:y2="2.272cm"><text:p/></draw:line><draw:line draw:style-name="gr4" draw:text-style-name="P75" svg:x1="11.053cm" svg:y1="2.274cm" svg:x2="16.034cm" svg:y2="2.249cm"><text:p/></draw:line><draw:line draw:style-name="gr5" draw:text-style-name="P75" svg:x1="6.588cm" svg:y1="7.726cm" svg:x2="6.59cm" svg:y2="8.149cm"><text:p/></draw:line><draw:line draw:style-name="gr5" draw:text-style-name="P75" svg:x1="10.947cm" svg:y1="7.699cm" svg:x2="10.949cm" svg:y2="8.122cm"><text:p/></draw:line><draw:frame draw:style-name="gr6" draw:text-style-name="P76" svg:width="1.271cm" svg:height="0.821cm" svg:x="5.9cm" svg:y="8.147cm"><draw:text-box><text:p text:style-name="P76"><text:span text:style-name="T47">B</text:span><text:span text:style-name="T48">lim</text:span></text:p></draw:text-box></draw:frame><draw:frame draw:style-name="gr6" draw:text-style-name="P76" svg:width="1.271cm" svg:height="0.821cm" svg:x="10.294cm" svg:y="8.054cm"><draw:text-box><text:p text:style-name="P76"><text:span text:style-name="T47">B</text:span><text:span text:style-name="T48">pa</text:span></text:p></draw:text-box></draw:frame><draw:line draw:style-name="gr7" draw:text-style-name="P75" svg:x1="3.784cm" svg:y1="5.556cm" svg:x2="4.311cm" svg:y2="5.554cm"><text:p/></draw:line><draw:line draw:style-name="gr7" draw:text-style-name="P75" svg:x1="3.785cm" svg:y1="2.3cm" svg:x2="4.312cm" svg:y2="2.298cm"><text:p/></draw:line><draw:line draw:style-name="gr7" draw:text-style-name="P75" svg:x1="8.996cm" svg:y1="9.287cm" svg:x2="13.494cm" svg:y2="9.285cm"><text:p/></draw:line><draw:frame draw:style-name="gr6" draw:text-style-name="P76" svg:width="4.975cm" svg:height="0.715cm" svg:x="4.921cm" svg:y="8.874cm"><draw:text-box><text:p text:style-name="P76"><text:span text:style-name="T47">Spawning Stock Biomass</text:span></text:p></draw:text-box></draw:frame><draw:frame draw:style-name="gr8" draw:text-style-name="P76" svg:width="3.363cm" svg:height="1.087cm" draw:transform="rotate (1.5707963267946) translate (1.32115277777778cm 5.13284722222222cm)"><draw:text-box><text:p text:style-name="P76"><text:span text:style-name="T47">F</text:span></text:p><text:p text:style-name="P76"><text:span text:style-name="T47"/></text:p></draw:text-box></draw:frame><draw:line draw:style-name="gr7" draw:text-style-name="P75" svg:x1="1.905cm" svg:y1="3.967cm" svg:x2="1.907cm" svg:y2="1.242cm"><text:p/></draw:line><draw:frame draw:style-name="gr6" draw:text-style-name="P76" svg:width="1.509cm" svg:height="0.821cm" svg:x="2.274cm" svg:y="1.863cm"><draw:text-box><text:p text:style-name="P76"><text:span text:style-name="T47">F</text:span><text:span text:style-name="T48">target</text:span></text:p></draw:text-box></draw:frame><draw:frame draw:style-name="gr6" draw:text-style-name="P76" svg:width="1.269cm" svg:height="0.821cm" svg:x="2.514cm" svg:y="5.064cm"><draw:text-box><text:p text:style-name="P76"><text:span text:style-name="T47">F</text:span><text:span text:style-name="T48">min</text:span></text:p></draw:text-box></draw:frame></draw:g></text:span></text:span></text:p>
      <text:p text:style-name="P18"><text:span text:style-name="Source_20_Text"><text:span text:style-name="T7">HCRs are generally considered to encompass recovery and long-term management plans</text:span></text:span></text:p>
      <text:p text:style-name="P18"><text:span text:style-name="Source_20_Text"><text:span text:style-name="T7"/></text:span></text:p>
      <text:list xml:id="list40223708" text:continue-numbering="true" text:style-name="L2">
        <text:list-item>
          <text:list>
            <text:list-item>
              <text:list>
                <text:list-item>
                  <text:h text:style-name="P44" text:outline-level="1">Management Objectives</text:h>
                </text:list-item>
              </text:list>
            </text:list-item>
          </text:list>
        </text:list-item>
      </text:list>
      <text:p text:style-name="P23">An important aspect of providing scientific <text:s/>advice are specifying the management objectives, for example to achieve the maximum sustainable yield in the long-term while avoiding stock collapse. In addition often additional economic objectives are given i.e. to limit large variations in TACs and so help stablise revenue better allowing business planing. An alternative to MSY is the maximum economic yield (MEY) normally found at a lower fishing mortality that MSY . Additional objectives might be food security (more consistent with MSY) or employment (e.g. where revenues equal costs). </text:p>
      <text:p text:style-name="P23">While general objectives might be proposed making them operational is often more tricky. For example what do we mean by long-term, 10, 20 or 100 years? How do we define stock collapse and MSY, and what probabilities should we use for achieving a target or avoiding stock collapse? </text:p>
      <text:p text:style-name="P24">Regardless of the methodology, the acceptance or rejection of a management plan should be based on its expected performance relative to objectives and risk considerations. Objectives and risk criteria are rarely given in management <text:soft-page-break/>plans with adequate specificity to be used for evaluation. Scientists are sometimes asked to evaluate plans relative to the precautionary approach, which is only partially specified for some situations, and unspecified for others. Thus, there are ad hoc judgments about evaluation criteria, which have lead to inconsistencies. (ICES, 2009). Simulations allow these issues to be explored.</text:p>
      <text:list xml:id="list40214390" text:continue-numbering="true" text:style-name="L2">
        <text:list-item>
          <text:list>
            <text:list-item>
              <text:list>
                <text:list-item>
                  <text:h text:style-name="P44" text:outline-level="1">Reference points</text:h>
                </text:list-item>
              </text:list>
            </text:list-item>
          </text:list>
        </text:list-item>
      </text:list>
      <text:p text:style-name="P23">A common target reference point is MSY, normally this provides a target biomass (i.e. &gt;B<text:span text:style-name="T36">MSY</text:span>) <text:s/>above which the stock should be maintained in order to ensure the maximum sustainable catch can be achieved. Since due to random variation fishing at F<text:span text:style-name="T36">MSY</text:span> would on average mean that 50% of the time the stock would be below <text:s/>B<text:span text:style-name="T36">MSY </text:span><text:span text:style-name="T37">often a value less that F</text:span><text:span text:style-name="T36">MSY</text:span><text:span text:style-name="T37"> is specified as a target F, this might be F0.1 or F</text:span><text:span text:style-name="T36">MEY</text:span><text:span text:style-name="T37"> or if probabilistic estimates of F</text:span><text:span text:style-name="T36">MSY</text:span><text:span text:style-name="T37"> are available a lower percentile could be chosen.</text:span></text:p>
      <text:list xml:id="list40224490" text:continue-numbering="true" text:style-name="L2">
        <text:list-item>
          <text:list>
            <text:list-item>
              <text:list>
                <text:list-item>
                  <text:h text:style-name="P44" text:outline-level="1">Performance statistics</text:h>
                  <text:p text:style-name="P70">Performance statistics are used to evaluate HCRs, i.e. what are the yields in the short medium and long term achieved by different HCRs, and what is the probability of stock collapse. This allows a choice between alternative management plans to be made. Since without the stock there is no exploitation, often sustainability has a higher priority than yield.</text:p>
                  <text:p text:style-name="P73"><text:span text:style-name="Source_20_Text"><text:span text:style-name="T7">In the following examples we also include prices and cost, so that economic objectives can also be evaluated.</text:span></text:span></text:p>
                </text:list-item>
              </text:list>
            </text:list-item>
          </text:list>
        </text:list-item>
      </text:list>
      <text:p text:style-name="P18"><text:span text:style-name="Source_20_Text"><text:span text:style-name="T7"><draw:frame draw:style-name="fr1" draw:name="Frame9" text:anchor-type="as-char" svg:y="-0.116cm" svg:width="16.887cm" style:rel-width="scale" svg:height="1.868cm" style:rel-height="scale-min" draw:z-index="8"><draw:text-box><text:p text:style-name="P3">hcrF&lt;-function(iYr,SSB,Bpa,Blim,Fmin,Fmax){</text:p><text:p text:style-name="P3"><text:s text:c="4"/>val &lt;-pmin(Fmax,Fmax-(Fmax-Fmin)*(Bpa-SSB)/(Bpa-Blim))</text:p><text:p text:style-name="P3"><text:s text:c="4"/>trgt&lt;-fwdTarget(year=iYr+1,quantity="f",valueval)</text:p><text:p text:style-name="P3"/><text:p text:style-name="P3"><text:s text:c="4"/>return(trgt)}</text:p><text:p text:style-name="P6"/><text:p text:style-name="P2"><text:span text:style-name="T2">Chunk </text:span><text:span text:style-name="T2"><text:variable-set text:name="chunk" text:formula="ooow:chunk+1" office:value-type="float" office:value="7" style:data-style-name="N0">7</text:variable-set></text:span><text:span text:style-name="T2">:</text:span></text:p></draw:text-box></draw:frame></text:span></text:span></text:p>
      <text:p text:style-name="P16"><text:bookmark text:name="recover_stock_with_a_constant_catch_strategy"/><text:span text:style-name="Source_20_Text"><text:span text:style-name="T8">Recover stock with a constant catch strategy</text:span></text:span></text:p>
      <text:p text:style-name="P16"><text:span text:style-name="Source_20_Text"><text:span text:style-name="T8">Here we attempt to find what level of constant catch will rebuild the stock</text:span></text:span></text:p>
      <text:p text:style-name="P16"><text:span text:style-name="Source_20_Text"><text:span text:style-name="T8"/></text:span></text:p>
      <text:p text:style-name="P16"><text:span text:style-name="Source_20_Text"><text:span text:style-name="T8">Economics</text:span></text:span></text:p>
      <text:p text:style-name="P16"><text:span text:style-name="Source_20_Text"><text:span text:style-name="T8"/></text:span></text:p>
      <text:p text:style-name="P3">##### Economics</text:p>
      <text:p text:style-name="P3">#Fcost</text:p>
      <text:p text:style-name="P3">#vcost</text:p>
      <text:p text:style-name="P3">#price</text:p>
      <text:p text:style-name="P3"/>
      <text:p text:style-name="P3"># revenue</text:p>
      <text:p text:style-name="P3"># cost</text:p>
      <text:p text:style-name="P3"># progif</text:p>
      <text:p text:style-name="P3"/>
      <text:p text:style-name="P3"># MEY</text:p>
      <text:p text:style-name="P59"><text:span text:style-name="Source_20_Text"><text:span text:style-name="T10"/></text:span></text:p>
      <text:p text:style-name="P16"><text:soft-page-break/><text:span text:style-name="Source_20_Text"><text:span text:style-name="T8"><draw:frame draw:style-name="fr1" draw:name="Frame10" text:anchor-type="as-char" svg:y="-0.116cm" svg:width="16.887cm" style:rel-width="scale" svg:height="1.868cm" style:rel-height="scale-min" draw:z-index="9"><draw:text-box><text:p text:style-name="P3">##### chunk 8 ##################################################################</text:p><text:p text:style-name="P3"/><text:p text:style-name="P3">## Ogives</text:p><text:p text:style-name="P3">dnormal&lt;-function(x,a,sL,sR){</text:p><text:p text:style-name="P3"><text:s text:c="2"/>pow&lt;-function(a,b) a^b</text:p><text:p text:style-name="P3"/><text:p text:style-name="P3"><text:s text:c="2"/>func&lt;-function(x,a,sL,sR){</text:p><text:p text:style-name="P3"><text:s text:c="4"/>if (x &lt; a) return(pow(2.0,-((x-a)/sL*(x-a)/sL)))</text:p><text:p text:style-name="P3"><text:s text:c="4"/>else <text:s text:c="6"/>return(pow(2.0,-((x-a)/sR*(x-a)/sR)))}</text:p><text:p text:style-name="P3"/><text:p text:style-name="P3"><text:s text:c="2"/>sapply(x,func,a,sL,sR)}</text:p><text:p text:style-name="P3"/><text:p text:style-name="P3">logistic&lt;-function(x,a50,ato95){</text:p><text:p text:style-name="P3"><text:s text:c="2"/>pow&lt;-function(a,b) a^b</text:p><text:p text:style-name="P3"/><text:p text:style-name="P3"><text:s text:c="2"/>func&lt;-function(x,a50,ato95){</text:p><text:p text:style-name="P3"><text:s text:c="5"/>if ((a50-x)/ato95 &gt; 5) <text:s text:c="2"/>return(0)</text:p><text:p text:style-name="P3"><text:s text:c="5"/>if ((a50-x)/ato95 &lt; -5) <text:s/>return(1)</text:p><text:p text:style-name="P3"/><text:p text:style-name="P3"><text:s text:c="5"/>return(1.0/(1.0+pow(19.0,(a50-x)/ato95)))}</text:p><text:p text:style-name="P3"/><text:p text:style-name="P3"><text:s text:c="2"/>sapply(x,func,a50,ato95)}</text:p><text:p text:style-name="P3"/><text:p text:style-name="P3">prices <text:s text:c="3"/>&lt;-data.frame(rbind(cbind(Age=1:10,Price=dnormal( 1:10,3,10,20),Type="Peaking"),</text:p><text:p text:style-name="P3"><text:s text:c="29"/>cbind(age=1:10,Price=logistic(1:10,2,3), <text:s text:c="3"/>Type="Increasing")))</text:p><text:p text:style-name="P3">prices$Age&lt;-as.numeric(ac(prices$Age))</text:p><text:p text:style-name="P3"/><text:p text:style-name="P3">p <text:s text:c="3"/>&lt;- ggplot(prices,aes(x=Age, y=Price, group=Type))</text:p><text:p text:style-name="P3">p <text:s text:c="3"/>&lt;- p + geom_line(aes(colour=Type))</text:p><text:p text:style-name="P3">p</text:p><text:p text:style-name="P3"/><text:p text:style-name="P3">refIPrice&lt;-brp(FLBRP(alb,fbar=seq(0,1,length.out=101)))</text:p><text:p text:style-name="P3">refPPrice&lt;-refIPrice</text:p><text:p text:style-name="P3"/><text:p text:style-name="P3">price(refIPrice)&lt;-logistic(1:15,4,3)</text:p><text:p text:style-name="P3">price(refPPrice)&lt;-dnormal( 1:15,5,1,5)</text:p><text:p text:style-name="P3"/><text:p text:style-name="P3">refIPrice&lt;-brp(refIPrice)</text:p><text:p text:style-name="P3">refPPrice&lt;-brp(refPPrice)</text:p><text:p text:style-name="P3"/><text:p text:style-name="P3">breakEven&lt;-refIPrice</text:p><text:p text:style-name="P3">#### bug why not no recycling</text:p><text:p text:style-name="P3">refpts(breakEven)&lt;-refpts(as.numeric(c(refpts(refIPrice)["fmax","revenue"]*2,rep(NA,7))),refpt=c("breakEven"))</text:p><text:p text:style-name="P3">computeRefpts(breakEven)[,"revenue"]</text:p><text:p text:style-name="P3"/><text:p text:style-name="P3">vcost(refIPrice)&lt;-c(computeRefpts(breakEven)[,"revenue"]*0.20)</text:p><text:p text:style-name="P3">fcost(refIPrice)&lt;-vcost(refIPrice)*4.0</text:p><text:p text:style-name="P3"/><text:p text:style-name="P3">vcost(refPPrice)&lt;-vcost(refIPrice)</text:p><text:p text:style-name="P3">fcost(refPPrice)&lt;-fcost(refIPrice)</text:p><text:p text:style-name="P3"/><text:p text:style-name="P3">refIPrice&lt;-brp(refIPrice)</text:p><text:p text:style-name="P3">refPPrice&lt;-brp(refPPrice)</text:p><text:p text:style-name="P3"/><text:p text:style-name="P3">price(refIPrice)&lt;-price(refIPrice)/c(refpts(refIPrice)["mey","profit"])</text:p><text:p text:style-name="P3">price(refPPrice)&lt;-price(refPPrice)/c(refpts(refPPrice)["mey","profit"])</text:p><text:p text:style-name="P3"/><text:p text:style-name="P3">refIPrice&lt;-brp(refIPrice)</text:p><text:p text:style-name="P3">refPPrice&lt;-brp(refPPrice)</text:p><text:p text:style-name="P3"/><text:p text:style-name="P3">plot(refPPrice)</text:p><text:p text:style-name="P3">plot(refIPrice)</text:p><text:p text:style-name="P3"/><text:p text:style-name="P3">plot( profit(refIPrice)~ssb(refIPrice),type="l")</text:p><text:p text:style-name="P3">lines(profit(refPPrice)~ssb(refPPrice))</text:p><text:p text:style-name="P3"/><text:p text:style-name="P6"/><text:p text:style-name="P2"><text:span text:style-name="T2">Chunk </text:span><text:span text:style-name="T2"><text:variable-set text:name="chunk" text:formula="ooow:chunk+1" office:value-type="float" office:value="8" style:data-style-name="N0">8</text:variable-set></text:span><text:span text:style-name="T2">:</text:span></text:p></draw:text-box></draw:frame></text:span></text:span></text:p>
      <text:p text:style-name="P18"><text:span text:style-name="Source_20_Text"><text:span text:style-name="T7"/></text:span></text:p>
      <text:p text:style-name="P18"><text:soft-page-break/><text:span text:style-name="Source_20_Text"><text:span text:style-name="T23"><draw:frame draw:style-name="fr1" draw:name="Frame5" text:anchor-type="as-char" svg:y="-0.116cm" svg:width="16.887cm" style:rel-width="scale" svg:height="1.868cm" style:rel-height="scale-min" draw:z-index="10"><draw:text-box><text:p text:style-name="P3">data(ple4)</text:p><text:p text:style-name="P3"/><text:p text:style-name="P3"># Set up the stock for the next 6 years</text:p><text:p text:style-name="P3">pleProj &lt;-stf(ple4,6)</text:p><text:p text:style-name="P3"/><text:p text:style-name="P3"># Set a constant recruitment based on the geometric mean of last 10 years</text:p><text:p text:style-name="P3">mnRec &lt;- FLPar(exp(mean(log(rec(ple4)[,ac(1992:2001)]))))</text:p><text:p text:style-name="P3"># Set ssb target to level 19 years ago</text:p><text:p text:style-name="P3">ssbTarget &lt;- ssb(ple4)[,"1992"]</text:p><text:p text:style-name="P3"/><text:p text:style-name="P3">## function to minimise</text:p><text:p text:style-name="P3">f &lt;- function(x,stk,ssbTarget,ctrl,sr)</text:p><text:p text:style-name="P3"><text:s text:c="7"/><text:span text:style-name="T31">{</text:span></text:p><text:p text:style-name="P3"><text:s text:c="7"/><text:span text:style-name="T31">ctrl@target[,"val"] <text:s text:c="3"/>&lt;-x</text:span></text:p><text:p text:style-name="P3"><text:s text:c="7"/><text:span text:style-name="T31">ctrl@trgtArray[,"val",]&lt;-x</text:span></text:p><text:p text:style-name="P3"/><text:p text:style-name="P3"><text:s text:c="7"/><text:span text:style-name="T31">ssb.&lt;-c(ssb(fwd(stk,ctrl=ctrl,sr=sr))[,"2006"])</text:span></text:p><text:p text:style-name="P3"/><text:p text:style-name="P3"><text:s text:c="7"/><text:span text:style-name="T31">return((ssb.-ssbTarget)^2)</text:span></text:p><text:p text:style-name="P3"><text:s text:c="7"/><text:span text:style-name="T31">}</text:span></text:p><text:p text:style-name="P3"/><text:p text:style-name="P3">## Recover stock to BMY in 2006 with a constant F strategy</text:p><text:p text:style-name="P3">ctrl&lt;-fwdControl(data.frame(year=2002:2006,val=.5,rel=2001,quantity="f"))</text:p><text:p text:style-name="P3"/><text:p text:style-name="P3">xmin&lt;-optimize(f, c(0.1, 1.0), tol = 0.0000001, stk=pleProj, ssbTarget=ssbTarget, ctrl=ctrl, sr=list(model="mean",params=mnRec))</text:p><text:p text:style-name="P3">ctrl&lt;-fwdControl(data.frame(year=2002:2006,val=xmin$minimum,rel=2001,quantity="f"))</text:p><text:p text:style-name="P3">pleProjF <text:s text:c="4"/>&lt;-fwd(pleProj,ctrl=ctrl,sr=list(model="mean", params=mnRec))</text:p><text:p text:style-name="P3"/><text:p text:style-name="P3"># update catch slot</text:p><text:p text:style-name="P3">catch(pleProjF) &lt;- computeCatch(pleProjF)</text:p><text:p text:style-name="P3"/><text:p text:style-name="P3"># Have we reached the target?</text:p><text:p text:style-name="P3">ssbTarget</text:p><text:p text:style-name="P3">ssb(pleProjF)[,ac(2002:2006)]</text:p><text:p text:style-name="P3"># At what level of constant F</text:p><text:p text:style-name="P3">fbar(pleProjF)[,ac(2002:2006)]</text:p><text:p text:style-name="P3"># 'ave a butchers</text:p><text:p text:style-name="P3">plot(pleProjF[,ac(1957:2006)])</text:p><text:p text:style-name="P3"/><text:p text:style-name="P3">plot(albSSB)</text:p><text:p text:style-name="P35"><text:span text:style-name="T35">Chunk </text:span><text:span text:style-name="T35"><text:variable-set text:name="chunk" text:formula="ooow:chunk+1" office:value-type="float" office:value="9" style:data-style-name="N0">9</text:variable-set></text:span><text:span text:style-name="T35">:</text:span></text:p></draw:text-box></draw:frame></text:span></text:span></text:p>
      <text:p text:style-name="P26"><text:bookmark text:name="rebuild_the_stock_with_constant_f"/><text:span text:style-name="Source_20_Text"><text:span text:style-name="T30">Rebuild the stock with constant F</text:span></text:span></text:p>
      <text:p text:style-name="P23">Rebuilding the stock to have the same SSB as it was 15 years ago by 2006 using constant F</text:p>
      <text:p text:style-name="P18"><text:span text:style-name="Source_20_Text"><text:span text:style-name="T23"/></text:span></text:p>
      <text:list xml:id="list40199675" text:continue-numbering="true" text:style-name="L2">
        <text:list-header>
          <text:h text:style-name="P45" text:outline-level="1"><text:soft-page-break/><text:span text:style-name="T5"><draw:frame draw:style-name="fr1" draw:name="Frame7" text:anchor-type="as-char" svg:y="0.425cm" svg:width="16.887cm" style:rel-width="scale" svg:height="1.868cm" style:rel-height="scale-min" draw:z-index="11"><draw:text-box><text:p text:style-name="P3">data(ple4)</text:p><text:p text:style-name="P3">pleProj&lt;-stf(ple4,6)</text:p><text:p text:style-name="P3"/><text:p text:style-name="P3">## Recover stock to the desired SSB in 2006 with a constant Catch strategy</text:p><text:p text:style-name="P3"># Here val can be anything in the ctrl because it is overwritten in the optimisation loop</text:p><text:p text:style-name="P3">ctrl&lt;-fwdControl(data.frame(year=2002:2006,val=c(catch(pleProj)[,"2001"]),quantity="catch"))</text:p><text:p text:style-name="P3"/><text:p text:style-name="P3">xmin&lt;-optimize(f, c(100, 100000), tol = 0.0000001, stk=pleProj, ssbTarget=ssbTarget, ctrl=ctrl, sr=list(model="mean",params=mnRec))</text:p><text:p text:style-name="P3">ctrl&lt;-fwdControl(data.frame(year=2002:2006,val=xmin$minimum,quantity="catch"))</text:p><text:p text:style-name="P3">pleProjC <text:s text:c="5"/>&lt;-fwd(pleProj,ctrl=ctrl,sr=list(model="mean", params=mnRec))</text:p><text:p text:style-name="P3"/><text:p text:style-name="P3"># Have we reached the target?</text:p><text:p text:style-name="P3">ssbTarget</text:p><text:p text:style-name="P3">ssb(pleProjC)[,ac(2002:2006)]</text:p><text:p text:style-name="P3"># At what level of constant catch</text:p><text:p text:style-name="P3">computeCatch(pleProjC)[,ac(2002:2006)]</text:p><text:p text:style-name="P3"># And at what level of F</text:p><text:p text:style-name="P3">fbar(pleProjC)[,ac(2002:2006)]</text:p><text:p text:style-name="P3"># Update the catch slot</text:p><text:p text:style-name="P3">catch(pleProjC) &lt;- computeCatch(pleProjC)</text:p><text:p text:style-name="P3"/><text:p text:style-name="P3">plot(pleProjC[,ac(1957:2006)])</text:p><text:p text:style-name="P6"/><text:p text:style-name="P2"><text:span text:style-name="T33"><text:s/></text:span><text:span text:style-name="T2">Chunk </text:span><text:span text:style-name="T2"><text:variable-set text:name="chunk" text:formula="ooow:chunk+1" office:value-type="float" office:value="10" style:data-style-name="N0">10</text:variable-set></text:span><text:span text:style-name="T2">:</text:span></text:p></draw:text-box></draw:frame></text:span><text:soft-page-break/><text:span text:style-name="T5"><draw:frame draw:style-name="fr1" draw:name="Frame8" text:anchor-type="as-char" svg:y="-0.116cm" svg:width="16.887cm" style:rel-width="scale" svg:height="1.868cm" style:rel-height="scale-min" draw:z-index="17"><draw:text-box><text:p text:style-name="P3">## Assessment upto and including 2001</text:p><text:p text:style-name="P3">data(ple4)</text:p><text:p text:style-name="P3">black.bird <text:s text:c="14"/>&lt;-stf(pleProj,nyear=2)</text:p><text:p text:style-name="P3"/><text:p text:style-name="P3"># set courtship and egg laying in Autumn</text:p><text:p text:style-name="P3">black.bird@m.spwn[] <text:s text:c="5"/>&lt;-0.66</text:p><text:p text:style-name="P3">black.bird@harvest.spwn[]&lt;-0.66</text:p><text:p text:style-name="P3"/><text:p text:style-name="P3"># assessment is in year 2002, set catch constraint in 2002 and a first guess for F in 2003</text:p><text:p text:style-name="P3">ctrl <text:s text:c="9"/>&lt;-fwdControl(data.frame(year=2002:2003,val=c(85000,.5),quantity=c("catch","f")))</text:p><text:p text:style-name="P3">black.bird <text:s text:c="3"/>&lt;-fwd(black.bird, ctrl=ctrl, sr=list(model="mean", params=FLPar(25000)))</text:p><text:p text:style-name="P3"/><text:p text:style-name="P3"># <text:span text:style-name="T39">HCR</text:span> specifies F=0.1 if ssb&lt;100000, F=0.5 if ssb&gt;300000</text:p><text:p text:style-name="P3"># otherwise linear increase as SSB increases</text:p><text:p text:style-name="P3">min.ssb&lt;-100000</text:p><text:p text:style-name="P3">max.ssb&lt;-300000</text:p><text:p text:style-name="P3">min.f <text:s/>&lt;-0.1</text:p><text:p text:style-name="P3">max.f <text:s/>&lt;-0.5</text:p><text:p text:style-name="P10"> </text:p><text:p text:style-name="P3"># slope of <text:span text:style-name="T39">HCR</text:span></text:p><text:p text:style-name="P3">a. <text:s text:c="3"/>&lt;-(max.f-min.f)/(max.ssb-min.ssb)</text:p><text:p text:style-name="P3">b. <text:s text:c="3"/>&lt;-min.f-a.*min.ssb</text:p><text:p text:style-name="P3"/><text:p text:style-name="P3"># plot of <text:span text:style-name="T39">HCR</text:span></text:p><text:p text:style-name="P3">plot(c(0.0,min.ssb,max.ssb,max.ssb*2),c(min.f,min.f,max.f,max.f),type="l",ylim=c(0,max.f*1.25),xlim=c(0,max.ssb*2))</text:p><text:p text:style-name="P3"/><text:p text:style-name="P3">## find F through iteration</text:p><text:p text:style-name="P3">t. <text:s text:c="3"/>&lt;-999</text:p><text:p text:style-name="P3">i <text:s text:c="4"/>&lt;-0</text:p><text:p text:style-name="P3">while (abs(ctrl@target[2,"val"]-t.)&gt;10e-6 &amp; i&lt;50)</text:p><text:p text:style-name="P3"><text:s text:c="3"/><text:span text:style-name="T31">{</text:span></text:p><text:p text:style-name="P3"><text:s text:c="3"/><text:span text:style-name="T31">t.&lt;-ctrl@target[2,"val"] <text:s/>## save last val of F</text:span></text:p><text:p text:style-name="P3"/><text:p text:style-name="P3"><text:s text:c="3"/><text:span text:style-name="T31"># calculate new F based on SSB last iter</text:span></text:p><text:p text:style-name="P3"><text:s text:c="3"/><text:span text:style-name="T31">ctrl@target[2,"val"] <text:s text:c="3"/>&lt;-a.*c(ssb(black.bird)[,"2003"])+b.</text:span></text:p><text:p text:style-name="P3"><text:s text:c="3"/><text:span text:style-name="T31">ctrl@trgtArray[2,"val",]&lt;-a.*c(ssb(black.bird)[,"2003"])+b.</text:span></text:p><text:p text:style-name="P3"><text:s text:c="3"/><text:span text:style-name="T31">black.bird&lt;-fwd(black.bird, ctrl=ctrl, sr=list(model="mean", params=FLPar(25000)))</text:span></text:p><text:p text:style-name="P3"/><text:p text:style-name="P3"><text:s text:c="3"/><text:span text:style-name="T31"># 'av a gander</text:span></text:p><text:p text:style-name="P3"><text:s text:c="3"/><text:span text:style-name="T31">points(c(ssb(black.bird)[,"2003"]),c(ctrl@target[2,"val"]),cex=1.25,pch=19,col=i)</text:span></text:p><text:p text:style-name="P3"><text:s text:c="3"/><text:span text:style-name="T31">print(c(ssb(black.bird)[,"2003"]))</text:span></text:p><text:p text:style-name="P39"><text:s text:c="3"/><text:span text:style-name="T38">print(c(ctrl@target[2,"val"]))</text:span></text:p><text:p text:style-name="P39"><text:s text:c="3"/><text:span text:style-name="T38">i&lt;-i+1</text:span></text:p><text:p text:style-name="P4"><text:s text:c="3"/>}</text:p><text:p text:style-name="P4"/><text:p text:style-name="P4"># F bounds</text:p><text:p text:style-name="P4">black.bird <text:s text:c="5"/>&lt;-fwd(black.bird, ctrl=ctrl, sr=list(model="mean",params=FLPar(25000)))</text:p><text:p text:style-name="P4">plot(FLStocks(black.bird))</text:p><text:p text:style-name="P4"/><text:p text:style-name="P6"/><text:p text:style-name="P2"><text:span text:style-name="T2">Chunk </text:span><text:span text:style-name="T2"><text:variable-set text:name="chunk" text:formula="ooow:chunk+1" office:value-type="float" office:value="11" style:data-style-name="N0">11</text:variable-set></text:span><text:span text:style-name="T2">:</text:span></text:p></draw:text-box></draw:frame></text:span></text:h>
        </text:list-header>
      </text:list>
      <text:p text:style-name="P23"/>
      <text:list xml:id="list40221730" text:continue-numbering="true" text:style-name="L2">
        <text:list-item>
          <text:list>
            <text:list-item>
              <text:list>
                <text:list-header>
                  <text:p text:style-name="P70"><text:s/></text:p>
                </text:list-header>
                <text:list-item>
                  <text:h text:style-name="P44" text:outline-level="1">Recovery Plans</text:h>
                </text:list-item>
                <text:list-item>
                  <text:h text:style-name="P44" text:outline-level="1">Long-term plans </text:h>
                </text:list-item>
                <text:list-item>
                  <text:h text:style-name="P44" text:outline-level="1">Technical measures</text:h>
                </text:list-item>
                <text:list-item>
                  <text:h text:style-name="P44" text:outline-level="1">Multi-annual management</text:h>
                </text:list-item>
              </text:list>
            </text:list-item>
          </text:list>
        </text:list-item>
        <text:list-item>
          <text:h text:style-name="P44" text:outline-level="1">Uncertainty</text:h>
        </text:list-item>
      </text:list>
      <text:p text:style-name="P24">Following Rosenberg and Restrepo (1994) the main uncertainties in fish stock assessment and management can be categorised as process, observation, estimation, model and implementation error. When modeling HCRs all these processes are of importance and that is why testing of HCRS is best done as part of a management procedure. However, here we show how uncertainty can be included within HCR algorithms.</text:p>
      <text:p text:style-name="P24">They are four main objects when modelling a HCR, these are the stock, stock-recruitment relationship, recruitment <text:soft-page-break/>residuals and control objects. </text:p>
      <text:p text:style-name="P24">In the stock and stock-recruit objects uncertainty about biological parameters in the past and the future can be modelled, this is commonly of two forms i.e. i) assuming that a process of interest is a random variable (i.e. process error) caused by natural variability in dynamic population and fisheries processes or ii) considering alternative hypotheses about processes (i.e. model error), and implicitly accepting the inability of the model structure to capture the core of the system dynamics. The later is also important in testing the robustness of a HCR, i.e. does it still perform well even if we accept that our knowledge of the true dynamics is limited.</text:p>
      <text:p text:style-name="P24">Uncertainty in the control object can relate to reference points, i.e. we don´t know F<text:span text:style-name="T36">MSY</text:span> and have to use a proxy for it such as F<text:span text:style-name="T36">0.1,</text:span> (i.e. estimation error) or the control doesn´t work as intended because of implementation error.</text:p>
      <text:p text:style-name="P24"/>
      <text:p text:style-name="P24">Here we provide examples of each</text:p>
      <text:p text:style-name="P24"/>
      <text:p text:style-name="P24">The slots of an FLStock object model <text:s/>biological and fishery processes, for example natural mortality maturity and growth and selectivity of the fishery. <text:s/></text:p>
      <text:p text:style-name="P24"/>
      <text:p text:style-name="P24"><draw:frame draw:style-name="fr1" draw:name="Frame11" text:anchor-type="as-char" svg:y="-0.116cm" svg:width="16.887cm" style:rel-width="scale" svg:height="1.868cm" style:rel-height="scale-min" draw:z-index="12"><draw:text-box><text:p text:style-name="P4">#### Create a random variable for M</text:p><text:p text:style-name="P4">albM <text:s text:c="2"/>&lt;-albF1</text:p><text:p text:style-name="P4">m(albM)&lt;-propagate(m(albM),100)</text:p><text:p text:style-name="P4"/><text:p text:style-name="P4">mDev&lt;-rlnorm(prod(dim(m(albM))),0,0.3)</text:p><text:p text:style-name="P4">mean(mDev)</text:p><text:p text:style-name="P4">var(mDev)^.5</text:p><text:p text:style-name="P4"/><text:p text:style-name="P4">m(albM)&lt;-m(albM)*FLQuant(mDev,dimnames=dimnames(m(albM)))</text:p><text:p text:style-name="P4">plot(m(albM))</text:p><text:p text:style-name="P4"/><text:p text:style-name="P4">harvest(albM)&lt;-computeHarvest(albM)</text:p><text:p text:style-name="P4">catch( <text:s/>albM)&lt;-computeCatch( <text:s/>albM,"all")</text:p><text:p text:style-name="P4"/><text:p text:style-name="P4">ctrl&lt;-fwdControl(data.frame(year=2008:2027, val=c(fbar(albF1)[,ac(2008:2027)]),quantity="f"))</text:p><text:p text:style-name="P4">albM&lt;-fwd(albM,ctrl=ctrl,sr=albSR)</text:p><text:p text:style-name="P4"/><text:p text:style-name="P4">plot(FLStocks(albM,albF1))</text:p><text:p text:style-name="P4"/><text:p text:style-name="P2"><text:span text:style-name="T2">Chunk </text:span><text:span text:style-name="T2"><text:variable-set text:name="chunk" text:formula="ooow:chunk+1" office:value-type="float" office:value="12" style:data-style-name="N0">12</text:variable-set></text:span><text:span text:style-name="T2">:</text:span></text:p></draw:text-box></draw:frame></text:p>
      <text:p text:style-name="P23"/>
      <text:p text:style-name="P23">Alternatively a change in M can ne modelled, or more likely you want to ensure that the HCR still works as expected if something unforeseen happens or your assumptions are wrong</text:p>
      <text:p text:style-name="P23"><draw:frame draw:style-name="fr1" draw:name="Frame12" text:anchor-type="as-char" svg:y="-0.116cm" svg:width="16.887cm" style:rel-width="scale" svg:height="1.868cm" style:rel-height="scale-min" draw:z-index="13"><draw:text-box><text:p text:style-name="P4">#### Create a random variable for M</text:p><text:p text:style-name="P4">albM1<text:tab/> <text:s text:c="2"/>&lt;-albM</text:p><text:p text:style-name="P4">m(albM1)[1:3,] <text:s text:c="9"/>&lt;-m(albM)[1:3,]*2</text:p><text:p text:style-name="P4"/><text:p text:style-name="P4">harvest(albM1)&lt;-computeHarvest(albM1)</text:p><text:p text:style-name="P4">catch( <text:s/>albM1)&lt;-computeCatch( <text:s/>albM1,"all")</text:p><text:p text:style-name="P4">albM1 <text:s text:c="8"/>&lt;-fwd(albM1,ctrl=ctrl,sr=albSR)</text:p><text:p text:style-name="P4"><text:line-break/>albM2 <text:s text:c="2"/>&lt;-albM</text:p><text:p text:style-name="P4">m(albM2)[,ac(2000:2027)]&lt;-m(albM)[,ac(2000:2027)]*2</text:p><text:p text:style-name="P4"/><text:p text:style-name="P4">harvest(albM2)&lt;-computeHarvest(albM2)</text:p><text:p text:style-name="P4">catch( <text:s/>albM2)&lt;-computeCatch( <text:s/>albM2,"all")</text:p><text:p text:style-name="P4">albM2 <text:s text:c="8"/>&lt;-fwd(albM2,ctrl=ctrl,sr=albSR)</text:p><text:p text:style-name="P4"><text:s/></text:p><text:p text:style-name="P4">plot(FLStocks(albM,albM1,albM2))</text:p><text:p text:style-name="P4"/><text:p text:style-name="P2"><text:span text:style-name="T2">Chunk </text:span><text:span text:style-name="T2"><text:variable-set text:name="chunk" text:formula="ooow:chunk+1" office:value-type="float" office:value="13" style:data-style-name="N0">13</text:variable-set></text:span><text:span text:style-name="T2">:</text:span></text:p></draw:text-box></draw:frame></text:p>
      <text:p text:style-name="P24"/>
      <text:p text:style-name="P24">Variable future recruitment</text:p>
      <text:p text:style-name="P23"><text:soft-page-break/><draw:frame draw:style-name="fr1" draw:name="Frame13" text:anchor-type="as-char" svg:y="-0.116cm" svg:width="16.887cm" style:rel-width="scale" svg:height="1.868cm" style:rel-height="scale-min" draw:z-index="14"><draw:text-box><text:p text:style-name="P4">#### process error in recruitment</text:p><text:p text:style-name="P4">srDev&lt;-FLQuant(rlnorm(20*100,0.0,0.3),dimnames=list(year=2008:2027,iter=1:100))</text:p><text:p text:style-name="P4">albSR&lt;-fwd(albM,ctrl=ctrl,sr=albSR,sr.residuals=srDev)</text:p><text:p text:style-name="P4">plot(albSR)</text:p><text:p text:style-name="P4"/><text:p text:style-name="P2"><text:span text:style-name="T2">Chunk </text:span><text:span text:style-name="T2"><text:variable-set text:name="chunk" text:formula="ooow:chunk+1" office:value-type="float" office:value="14" style:data-style-name="N0">14</text:variable-set></text:span><text:span text:style-name="T2">:</text:span></text:p></draw:text-box></draw:frame></text:p>
      <text:list xml:id="list40207793" text:continue-numbering="true" text:style-name="L2">
        <text:list-header>
          <text:h text:style-name="P44" text:outline-level="1"/>
          <text:h text:style-name="P50" text:outline-level="1">Modelling regime shifts, or testing robustness to assumed stock recruitment realtionship</text:h>
        </text:list-header>
      </text:list>
      <text:p text:style-name="P23"><draw:frame draw:style-name="fr1" draw:name="Frame14" text:anchor-type="as-char" svg:y="-0.116cm" svg:width="16.887cm" style:rel-width="scale" svg:height="1.868cm" style:rel-height="scale-min" draw:z-index="15"><draw:text-box><text:p text:style-name="P4">albSR &lt;-as.FLSR(alb,model="bevholtSV")</text:p><text:p text:style-name="P4">albSR1&lt;-fmle(albSR,fixed=list(spr0=spr0(alb)))</text:p><text:p text:style-name="P4"/><text:p text:style-name="P4">#### SRR regime shifts</text:p><text:p text:style-name="P4">albSR2&lt;-fmle(albSR,fixed=list(spr0=spr0(alb),v=0.75*params(albSR)["v"]))</text:p><text:p text:style-name="P4"/><text:p text:style-name="P4">alb2&lt;-fwd( albSR3,ctrl=ctrl,sr=albSR2,sr.residuals=srDev)</text:p><text:p text:style-name="P4"/><text:p text:style-name="P4">plot(FLStocks(albSR,albSR2))</text:p><text:p text:style-name="P2"><text:span text:style-name="T2">Chunk </text:span><text:span text:style-name="T2"><text:variable-set text:name="chunk" text:formula="ooow:chunk+1" office:value-type="float" office:value="15" style:data-style-name="N0">15</text:variable-set></text:span><text:span text:style-name="T2">:</text:span></text:p></draw:text-box></draw:frame></text:p>
      <text:list xml:id="list40227870" text:continue-numbering="true" text:style-name="L2">
        <text:list-header>
          <text:h text:style-name="P50" text:outline-level="1">Uncertainty in the control object could be due to uncertainty in the estimate of the reference points used in the contro,l rule</text:h>
          <text:p text:style-name="P70"><draw:frame draw:style-name="fr1" draw:name="Frame15" text:anchor-type="as-char" svg:y="-0.116cm" svg:width="16.887cm" style:rel-width="scale" svg:height="1.868cm" style:rel-height="scale-min" draw:z-index="16"><draw:text-box><text:p text:style-name="P4"/><text:p text:style-name="P4"/><text:p text:style-name="P4"/><text:p text:style-name="P2"><text:span text:style-name="T2">Chunk </text:span><text:span text:style-name="T2"><text:variable-set text:name="chunk" text:formula="ooow:chunk+1" office:value-type="float" office:value="16" style:data-style-name="N0">16</text:variable-set></text:span><text:span text:style-name="T2">:</text:span></text:p></draw:text-box></draw:frame></text:p>
          <text:p text:style-name="P70"/>
        </text:list-header>
        <text:list-item>
          <text:h text:style-name="P50" text:outline-level="1">Examples</text:h>
          <text:list>
            <text:list-item>
              <text:list>
                <text:list-item>
                  <text:h text:style-name="P44" text:outline-level="1">Albacore</text:h>
                </text:list-item>
                <text:list-item>
                  <text:h text:style-name="P44" text:outline-level="1">Herring</text:h>
                </text:list-item>
                <text:list-item>
                  <text:h text:style-name="P44" text:outline-level="1">Cod</text:h>
                </text:list-item>
                <text:list-item>
                  <text:h text:style-name="P44" text:outline-level="1">North Sea flatfish</text:h>
                </text:list-item>
                <text:list-item>
                  <text:h text:style-name="P44" text:outline-level="1">Bluefin </text:h>
                </text:list-item>
                <text:list-item>
                  <text:h text:style-name="P44" text:outline-level="1">Mediterannean Swordfish</text:h>
                </text:list-item>
              </text:list>
            </text:list-item>
          </text:list>
        </text:list-item>
      </text:list>
      <text:p text:style-name="P72"><text:span text:style-name="T5"/></text:p>
      <text:list xml:id="list40205033" text:continue-numbering="true" text:style-name="L2">
        <text:list-item>
          <text:h text:style-name="P44" text:outline-level="1">References</text:h>
        </text:list-item>
      </text:list>
      <text:p text:style-name="P71">ICES. 2009. Report of the ICES-STECF Workshop on Fishery Management Plan De-velopment and Evaluation (WKOMSE), 28-30 January 2009, EEA, Copenhagen, Den-mark . Diane. 31 pp. <draw:frame draw:style-name="fr1" draw:name="Frame2" text:anchor-type="as-char" svg:y="-0.116cm" svg:width="16.887cm" style:rel-width="scale" svg:height="1.868cm" style:rel-height="scale-min" draw:z-index="4"><draw:text-box><text:p text:style-name="P4"/><text:p text:style-name="P4"/><text:p text:style-name="P2"><text:span text:style-name="T2">Chunk </text:span><text:span text:style-name="T2"><text:variable-set text:name="chunk" text:formula="ooow:chunk+1" office:value-type="float" office:value="17" style:data-style-name="N0">17</text:variable-set></text:span><text:span text:style-name="T2">:</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mily-generic="system" style:font-pitch="variable" style:font-charset="x-symbol"/>
    <style:font-face style:name="OpenSymbol" svg:font-family="OpenSymbol"/>
    <style:font-face style:name="Verdana" svg:font-family="Verdana, 'Lucida Grande', Lucida, Helvetica, Arial, sans-serif"/>
    <style:font-face style:name="Palatino Linotype" svg:font-family="'Palatino Linotype', 'Palatino Linotype'" style:font-family-generic="roman"/>
    <style:font-face style:name="Courier New" svg:font-family="'Courier New'"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GB"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rial Unicode MS" style:font-size-asian="12pt" style:language-asian="en" style:country-asian="GB"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714cm" style:type="center"/>
          <style:tab-stop style:position="17.42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9.473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8.974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8.475cm" style:type="right" style:leader-style="dotted" style:leader-text="."/>
        </style:tab-stops>
      </style:paragraph-properties>
      <style:text-properties fo:hyphenate="false" fo:hyphenation-remain-char-count="0" fo:hyphenation-push-char-count="0"/>
    </style:style>
    <style:style style:name="Heading_20_2a" style:display-name="Heading 2a" style:family="paragraph" style:parent-style-name="Heading_20_2" style:default-outline-level="2" style:list-style-name="">
      <style:paragraph-properties fo:hyphenation-ladder-count="no-limit"/>
      <style:text-properties fo:font-size="12pt" fo:font-style="normal" style:font-size-asian="12pt" style:font-style-asian="normal" style:font-size-complex="12pt" style:font-style-complex="normal" fo:hyphenate="false" fo:hyphenation-remain-char-count="0" fo:hyphenation-push-char-count="0"/>
    </style:style>
    <style:style style:name="Heading_20_3a" style:display-name="Heading 3a" style:family="paragraph" style:parent-style-name="Heading_20_3" style:default-outline-level="3" style:list-style-name="">
      <style:paragraph-properties fo:hyphenation-ladder-count="no-limit"/>
      <style:text-properties fo:font-size="12pt" fo:font-style="italic" fo:font-weight="normal" style:font-size-asian="12pt" style:font-style-asian="italic" style:font-weight-asian="normal" style:font-size-complex="12pt" style:font-style-complex="italic" style:font-weight-complex="normal" fo:hyphenate="false" fo:hyphenation-remain-char-count="0" fo:hyphenation-push-char-count="0"/>
    </style:style>
    <style:style style:name="Function" style:family="paragraph" style:parent-style-name="Standard">
      <style:paragraph-properties fo:hyphenation-ladder-count="no-limit"/>
      <style:text-properties fo:hyphenate="false" fo:hyphenation-remain-char-count="0" fo:hyphenation-push-char-count="0"/>
    </style:style>
    <style:style style:name="Chunk" style:family="paragraph" style:parent-style-name="Caption">
      <style:paragraph-properties fo:hyphenation-ladder-count="no-limit"/>
      <style:text-properties fo:hyphenate="false" fo:hyphenation-remain-char-count="0" fo:hyphenation-push-char-count="0"/>
    </style:style>
    <style:style style:name="Normal_20__28_Web_29_" style:display-name="Normal (Web)" style:family="paragraph" style:parent-style-name="Standard">
      <style:paragraph-properties fo:margin-top="0.494cm" fo:margin-bottom="0.494cm" fo:hyphenation-ladder-count="no-limit"/>
      <style:text-properties fo:hyphenate="tru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igure" style:family="paragraph" style:parent-style-name="Caption">
      <style:paragraph-properties fo:hyphenation-ladder-count="no-limit"/>
      <style:text-properties fo:hyphenate="false" fo:hyphenation-remain-char-count="0" fo:hyphenation-push-char-count="0"/>
    </style:style>
    <style:style style:name="ArialCenteredBold" style:family="paragraph">
      <style:paragraph-properties fo:text-align="center" style:justify-single-word="false" fo:hyphenation-ladder-count="no-limit"/>
      <style:text-properties fo:color="#000000" style:font-name="Arial" fo:font-weight="bold" style:font-weight-asian="bold" fo:hyphenate="false" fo:hyphenation-remain-char-count="0" fo:hyphenation-push-char-count="0"/>
    </style:style>
    <style:style style:name="ArialNormal" style:family="paragraph">
      <style:paragraph-properties fo:hyphenation-ladder-count="no-limit"/>
      <style:text-properties fo:color="#000000" style:font-name="Arial" fo:hyphenate="false" fo:hyphenation-remain-char-count="0" fo:hyphenation-push-char-count="0"/>
    </style:style>
    <style:style style:name="ArialCentered" style:family="paragraph">
      <style:paragraph-properties fo:text-align="center" style:justify-single-word="false" fo:hyphenation-ladder-count="no-limit"/>
      <style:text-properties fo:color="#000000" style:font-name="Arial" fo:hyphenate="false" fo:hyphenation-remain-char-count="0" fo:hyphenation-push-char-count="0"/>
    </style:style>
    <style:style style:name="ArialHighlight" style:family="paragraph">
      <style:paragraph-properties fo:text-align="center" style:justify-single-word="false" fo:hyphenation-ladder-count="no-limit"/>
      <style:text-properties fo:color="#ff0000" style:font-name="Arial" fo:font-weight="bold" style:font-weight-asian="bold" fo:hyphenate="false" fo:hyphenation-remain-char-count="0" fo:hyphenation-push-char-count="0"/>
    </style:style>
    <style:style style:name="ttBlue" style:family="paragraph">
      <style:paragraph-properties fo:hyphenation-ladder-count="no-limit"/>
      <style:text-properties fo:color="#000080" style:font-name="Courier New" fo:font-size="10pt" style:font-size-asian="10pt" fo:hyphenate="false" fo:hyphenation-remain-char-count="0" fo:hyphenation-push-char-count="0"/>
    </style:style>
    <style:style style:name="ttRed" style:family="paragraph">
      <style:paragraph-properties fo:hyphenation-ladder-count="no-limit"/>
      <style:text-properties fo:color="#800000" style:font-name="Courier New" fo:font-size="10pt" style:font-size-asian="10pt"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67%"/>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font-weight-asian="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tarSymbol" fo:font-size="9pt" style:font-name-asian="StarSymbol" style:font-size-asian="9pt" style:font-name-complex="StarSymbol" style:font-size-complex="9pt"/>
    </style:style>
    <style:style style:name="WW_5f_CharLFO2LVL2" style:display-name="WW_CharLFO2LVL2" style:family="text">
      <style:text-properties style:font-name="StarSymbol" fo:font-size="9pt" style:font-name-asian="StarSymbol" style:font-size-asian="9pt" style:font-name-complex="StarSymbol" style:font-size-complex="9pt"/>
    </style:style>
    <style:style style:name="WW_5f_CharLFO2LVL3" style:display-name="WW_CharLFO2LVL3" style:family="text">
      <style:text-properties style:font-name="StarSymbol" fo:font-size="9pt" style:font-name-asian="StarSymbol" style:font-size-asian="9pt" style:font-name-complex="StarSymbol" style:font-size-complex="9pt"/>
    </style:style>
    <style:style style:name="WW_5f_CharLFO2LVL4" style:display-name="WW_CharLFO2LVL4" style:family="text">
      <style:text-properties style:font-name="StarSymbol" fo:font-size="9pt" style:font-name-asian="StarSymbol" style:font-size-asian="9pt" style:font-name-complex="StarSymbol" style:font-size-complex="9pt"/>
    </style:style>
    <style:style style:name="WW_5f_CharLFO2LVL5" style:display-name="WW_CharLFO2LVL5" style:family="text">
      <style:text-properties style:font-name="StarSymbol" fo:font-size="9pt" style:font-name-asian="StarSymbol" style:font-size-asian="9pt" style:font-name-complex="StarSymbol" style:font-size-complex="9pt"/>
    </style:style>
    <style:style style:name="WW_5f_CharLFO2LVL6" style:display-name="WW_CharLFO2LVL6" style:family="text">
      <style:text-properties style:font-name="StarSymbol" fo:font-size="9pt" style:font-name-asian="StarSymbol" style:font-size-asian="9pt" style:font-name-complex="StarSymbol" style:font-size-complex="9pt"/>
    </style:style>
    <style:style style:name="WW_5f_CharLFO2LVL7" style:display-name="WW_CharLFO2LVL7" style:family="text">
      <style:text-properties style:font-name="StarSymbol" fo:font-size="9pt" style:font-name-asian="StarSymbol" style:font-size-asian="9pt" style:font-name-complex="StarSymbol" style:font-size-complex="9pt"/>
    </style:style>
    <style:style style:name="WW_5f_CharLFO2LVL8" style:display-name="WW_CharLFO2LVL8" style:family="text">
      <style:text-properties style:font-name="StarSymbol" fo:font-size="9pt" style:font-name-asian="StarSymbol" style:font-size-asian="9pt" style:font-name-complex="StarSymbol" style:font-size-complex="9pt"/>
    </style:style>
    <style:style style:name="WW_5f_CharLFO2LVL9" style:display-name="WW_CharLFO2LVL9"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028cm" fo:margin-right="2.134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text:page-number text:select-page="current">16</text:page-number></text:span></text:span><text:span text:style-name="Default_20_Paragraph_20_Font"><text:span text:style-name="MT1"> of </text:span></text:span><text:span text:style-name="Default_20_Paragraph_20_Font"><text:span text:style-name="MT1"><text:page-count>16</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creator>Laurie Kell</dc:creator>
    <meta:creation-date>2007-01-04T09:18:00Z</meta:creation-date>
    <dc:date>2011-01-15T20:08:53.92</dc:date>
    <meta:print-date>2010-03-18T10:10:00Z</meta:print-date>
    <meta:editing-cycles>360</meta:editing-cycles>
    <meta:editing-duration>PT179H14M17S</meta:editing-duration>
    <meta:document-statistic meta:table-count="4" meta:image-count="0" meta:object-count="0" meta:page-count="16" meta:paragraph-count="494" meta:word-count="2937" meta:character-count="23798"/>
    <meta:user-defined meta:name="Info 1"/>
    <meta:user-defined meta:name="Info 2"/>
    <meta:user-defined meta:name="Info 3"/>
    <meta:user-defined meta:name="Info 4"/>
    <meta:template xlink:type="simple" xlink:actuate="onRequest" xlink:title="" xlink:href="Normal.dotm"/>
  </office:meta>
</office:document-meta>
</file>